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2543ac" officeooo:paragraph-rsid="026c9657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rsid="002543ac" officeooo:paragraph-rsid="03c19027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style:font-name="Courier New" fo:font-size="12pt" officeooo:rsid="0026a0f3" officeooo:paragraph-rsid="01724151" style:font-size-asian="12pt" style:font-name-complex="Courier New" style:font-size-complex="12pt"/>
    </style:style>
    <style:style style:name="P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3bafc24" style:font-size-asian="12pt" style:font-name-complex="Courier New" style:font-size-complex="12pt"/>
    </style:style>
    <style:style style:name="P6" style:family="paragraph" style:parent-style-name="Standard">
      <style:paragraph-properties fo:margin-top="0in" fo:margin-bottom="0.1665in" loext:contextual-spacing="false"/>
      <style:text-properties style:font-name="Courier New" fo:font-size="12pt" officeooo:rsid="02697670" officeooo:paragraph-rsid="03bafc24" style:font-size-asian="12pt" style:font-name-complex="Courier New" style:font-size-complex="12pt"/>
    </style:style>
    <style:style style:name="P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3c19027" style:font-size-asian="12pt" style:font-name-complex="Courier New" style:font-size-complex="12pt"/>
    </style:style>
    <style:style style:name="P8" style:family="paragraph" style:parent-style-name="Standard">
      <style:paragraph-properties fo:margin-top="0in" fo:margin-bottom="0.1665in" loext:contextual-spacing="false"/>
      <style:text-properties style:font-name="Courier New" fo:font-size="12pt" officeooo:rsid="002892cd" officeooo:paragraph-rsid="03c19027" style:font-size-asian="12pt" style:font-name-complex="Courier New" style:font-size-complex="12pt"/>
    </style:style>
    <style:style style:name="P9" style:family="paragraph" style:parent-style-name="Standard">
      <style:paragraph-properties fo:margin-top="0in" fo:margin-bottom="0.1665in" loext:contextual-spacing="false"/>
      <style:text-properties style:font-name="Courier New" fo:font-size="12pt" officeooo:rsid="039e01db" officeooo:paragraph-rsid="039e01db" style:font-size-asian="12pt" style:font-name-complex="Courier New" style:font-size-complex="12pt"/>
    </style:style>
    <style:style style:name="P10" style:family="paragraph" style:parent-style-name="Standard">
      <style:paragraph-properties fo:margin-top="0in" fo:margin-bottom="0.1665in" loext:contextual-spacing="false"/>
      <style:text-properties style:font-name="Courier New" fo:font-size="12pt" officeooo:rsid="03a81a7d" officeooo:paragraph-rsid="03a81a7d" style:font-size-asian="12pt" style:font-name-complex="Courier New" style:font-size-complex="12pt"/>
    </style:style>
    <style:style style:name="P11" style:family="paragraph" style:parent-style-name="Standard">
      <style:paragraph-properties fo:margin-top="0in" fo:margin-bottom="0.1665in" loext:contextual-spacing="false"/>
      <style:text-properties style:font-name="Courier New" fo:font-size="12pt" officeooo:rsid="0049d003" officeooo:paragraph-rsid="03b560b5" style:font-size-asian="12pt" style:font-name-complex="Courier New" style:font-size-complex="12pt"/>
    </style:style>
    <style:style style:name="P12" style:family="paragraph" style:parent-style-name="Standard">
      <style:paragraph-properties fo:margin-top="0in" fo:margin-bottom="0.1665in" loext:contextual-spacing="false"/>
      <style:text-properties style:font-name="Courier New" fo:font-size="12pt" officeooo:rsid="03bafc24" officeooo:paragraph-rsid="03bafc24" style:font-size-asian="12pt" style:font-name-complex="Courier New" style:font-size-complex="12pt"/>
    </style:style>
    <style:style style:name="P13" style:family="paragraph" style:parent-style-name="Standard">
      <style:paragraph-properties fo:margin-top="0in" fo:margin-bottom="0.1665in" loext:contextual-spacing="false"/>
      <style:text-properties style:font-name="Courier New" officeooo:rsid="03e31941" officeooo:paragraph-rsid="0415bc36" style:font-name-complex="Courier New" style:font-size-complex="12pt"/>
    </style:style>
    <style:style style:name="P14" style:family="paragraph" style:parent-style-name="Standard">
      <style:paragraph-properties fo:margin-top="0in" fo:margin-bottom="0.1665in" loext:contextual-spacing="false"/>
      <style:text-properties officeooo:paragraph-rsid="002543ac"/>
    </style:style>
    <style:style style:name="P15" style:family="paragraph" style:parent-style-name="Standard">
      <style:paragraph-properties fo:margin-top="0in" fo:margin-bottom="0.1665in" loext:contextual-spacing="false"/>
      <style:text-properties officeooo:paragraph-rsid="00492e46"/>
    </style:style>
    <style:style style:name="P16" style:family="paragraph" style:parent-style-name="Standard">
      <style:paragraph-properties fo:margin-top="0in" fo:margin-bottom="0.1665in" loext:contextual-spacing="false"/>
      <style:text-properties officeooo:rsid="039e01db" officeooo:paragraph-rsid="039e01db"/>
    </style:style>
    <style:style style:name="P17" style:family="paragraph" style:parent-style-name="Standard">
      <style:paragraph-properties fo:margin-top="0in" fo:margin-bottom="0.1665in" loext:contextual-spacing="false"/>
      <style:text-properties officeooo:paragraph-rsid="03a6c7d3"/>
    </style:style>
    <style:style style:name="P18" style:family="paragraph" style:parent-style-name="Standard">
      <style:paragraph-properties fo:margin-top="0in" fo:margin-bottom="0.1665in" loext:contextual-spacing="false"/>
      <style:text-properties officeooo:paragraph-rsid="03a7726b"/>
    </style:style>
    <style:style style:name="P19" style:family="paragraph" style:parent-style-name="Standard">
      <style:paragraph-properties fo:margin-top="0in" fo:margin-bottom="0.1665in" loext:contextual-spacing="false"/>
      <style:text-properties officeooo:rsid="03a81a7d" officeooo:paragraph-rsid="03a81a7d"/>
    </style:style>
    <style:style style:name="P20" style:family="paragraph" style:parent-style-name="Standard">
      <style:paragraph-properties fo:margin-top="0in" fo:margin-bottom="0.1665in" loext:contextual-spacing="false"/>
      <style:text-properties officeooo:paragraph-rsid="03ac88c9"/>
    </style:style>
    <style:style style:name="P21" style:family="paragraph" style:parent-style-name="Standard">
      <style:paragraph-properties fo:margin-top="0in" fo:margin-bottom="0.1665in" loext:contextual-spacing="false"/>
      <style:text-properties officeooo:paragraph-rsid="03ae9730"/>
    </style:style>
    <style:style style:name="P22" style:family="paragraph" style:parent-style-name="Standard">
      <style:paragraph-properties fo:margin-top="0in" fo:margin-bottom="0.1665in" loext:contextual-spacing="false"/>
      <style:text-properties officeooo:rsid="03b014b7" officeooo:paragraph-rsid="03b06de9"/>
    </style:style>
    <style:style style:name="P23" style:family="paragraph" style:parent-style-name="Standard">
      <style:paragraph-properties fo:margin-top="0in" fo:margin-bottom="0.1665in" loext:contextual-spacing="false"/>
      <style:text-properties officeooo:paragraph-rsid="03b014b7"/>
    </style:style>
    <style:style style:name="P24" style:family="paragraph" style:parent-style-name="Standard">
      <style:paragraph-properties fo:margin-top="0in" fo:margin-bottom="0.1665in" loext:contextual-spacing="false"/>
      <style:text-properties officeooo:rsid="03b06de9" officeooo:paragraph-rsid="03b06de9"/>
    </style:style>
    <style:style style:name="P25" style:family="paragraph" style:parent-style-name="Standard">
      <style:paragraph-properties fo:margin-top="0in" fo:margin-bottom="0.1665in" loext:contextual-spacing="false"/>
      <style:text-properties officeooo:paragraph-rsid="03b1cb66"/>
    </style:style>
    <style:style style:name="P26" style:family="paragraph" style:parent-style-name="Standard">
      <style:paragraph-properties fo:margin-top="0in" fo:margin-bottom="0.1665in" loext:contextual-spacing="false"/>
      <style:text-properties officeooo:paragraph-rsid="03b560b5"/>
    </style:style>
    <style:style style:name="P27" style:family="paragraph" style:parent-style-name="Standard">
      <style:paragraph-properties fo:margin-top="0in" fo:margin-bottom="0.1665in" loext:contextual-spacing="false"/>
      <style:text-properties officeooo:paragraph-rsid="00235583"/>
    </style:style>
    <style:style style:name="P28" style:family="paragraph" style:parent-style-name="Standard">
      <style:paragraph-properties fo:margin-top="0in" fo:margin-bottom="0.1665in" loext:contextual-spacing="false"/>
      <style:text-properties officeooo:paragraph-rsid="03c19027"/>
    </style:style>
    <style:style style:name="P29" style:family="paragraph" style:parent-style-name="Standard">
      <style:paragraph-properties fo:margin-top="0in" fo:margin-bottom="0.1665in" loext:contextual-spacing="false"/>
      <style:text-properties officeooo:paragraph-rsid="03cc1e0d"/>
    </style:style>
    <style:style style:name="P30" style:family="paragraph" style:parent-style-name="Standard">
      <style:paragraph-properties fo:margin-top="0in" fo:margin-bottom="0.1665in" loext:contextual-spacing="false"/>
      <style:text-properties officeooo:paragraph-rsid="03ccc572"/>
    </style:style>
    <style:style style:name="P31" style:family="paragraph" style:parent-style-name="Standard">
      <style:paragraph-properties fo:margin-top="0in" fo:margin-bottom="0.1665in" loext:contextual-spacing="false"/>
      <style:text-properties officeooo:paragraph-rsid="03cf1730"/>
    </style:style>
    <style:style style:name="P32" style:family="paragraph" style:parent-style-name="Standard">
      <style:paragraph-properties fo:margin-top="0in" fo:margin-bottom="0.1665in" loext:contextual-spacing="false"/>
      <style:text-properties officeooo:rsid="03cf1730" officeooo:paragraph-rsid="03cf1730"/>
    </style:style>
    <style:style style:name="P33" style:family="paragraph" style:parent-style-name="Standard">
      <style:paragraph-properties fo:margin-top="0in" fo:margin-bottom="0.1665in" loext:contextual-spacing="false"/>
      <style:text-properties officeooo:paragraph-rsid="03d19504"/>
    </style:style>
    <style:style style:name="P34" style:family="paragraph" style:parent-style-name="Standard">
      <style:paragraph-properties fo:margin-top="0in" fo:margin-bottom="0.1665in" loext:contextual-spacing="false"/>
      <style:text-properties officeooo:paragraph-rsid="03f1dbed"/>
    </style:style>
    <style:style style:name="P35" style:family="paragraph" style:parent-style-name="Standard">
      <style:paragraph-properties fo:margin-top="0in" fo:margin-bottom="0.1665in" loext:contextual-spacing="false"/>
      <style:text-properties officeooo:paragraph-rsid="03fc39dd"/>
    </style:style>
    <style:style style:name="P36" style:family="paragraph" style:parent-style-name="Standard">
      <style:paragraph-properties fo:margin-top="0in" fo:margin-bottom="0.1665in" loext:contextual-spacing="false"/>
      <style:text-properties officeooo:paragraph-rsid="03a81a7d"/>
    </style:style>
    <style:style style:name="P37" style:family="paragraph" style:parent-style-name="Standard">
      <style:paragraph-properties fo:margin-top="0in" fo:margin-bottom="0.1665in" loext:contextual-spacing="false"/>
      <style:text-properties officeooo:paragraph-rsid="03fe5cc0"/>
    </style:style>
    <style:style style:name="P38" style:family="paragraph" style:parent-style-name="Standard">
      <style:paragraph-properties fo:margin-top="0in" fo:margin-bottom="0.1665in" loext:contextual-spacing="false"/>
      <style:text-properties officeooo:paragraph-rsid="04016f25"/>
    </style:style>
    <style:style style:name="P39" style:family="paragraph" style:parent-style-name="Standard">
      <style:paragraph-properties fo:margin-top="0in" fo:margin-bottom="0.1665in" loext:contextual-spacing="false"/>
      <style:text-properties officeooo:paragraph-rsid="04098423"/>
    </style:style>
    <style:style style:name="P40" style:family="paragraph" style:parent-style-name="Standard">
      <style:paragraph-properties fo:margin-top="0in" fo:margin-bottom="0.1665in" loext:contextual-spacing="false"/>
      <style:text-properties officeooo:paragraph-rsid="041269ef"/>
    </style:style>
    <style:style style:name="P41" style:family="paragraph" style:parent-style-name="Standard">
      <style:paragraph-properties fo:margin-top="0in" fo:margin-bottom="0.1665in" loext:contextual-spacing="false"/>
      <style:text-properties officeooo:paragraph-rsid="0415bc36"/>
    </style:style>
    <style:style style:name="P42" style:family="paragraph" style:parent-style-name="Standard">
      <style:paragraph-properties fo:margin-top="0in" fo:margin-bottom="0.1665in" loext:contextual-spacing="false"/>
      <style:text-properties officeooo:paragraph-rsid="042014a3"/>
    </style:style>
    <style:style style:name="P43" style:family="paragraph" style:parent-style-name="Standard">
      <style:paragraph-properties fo:margin-top="0in" fo:margin-bottom="0.1665in" loext:contextual-spacing="false"/>
      <style:text-properties officeooo:paragraph-rsid="0423562f"/>
    </style:style>
    <style:style style:name="P44" style:family="paragraph" style:parent-style-name="Standard">
      <style:paragraph-properties fo:margin-top="0in" fo:margin-bottom="0.1665in" loext:contextual-spacing="false"/>
      <style:text-properties officeooo:paragraph-rsid="043052e6"/>
    </style:style>
    <style:style style:name="P45" style:family="paragraph" style:parent-style-name="Standard">
      <style:paragraph-properties fo:margin-left="0in" fo:margin-right="0in" fo:text-indent="2in" style:auto-text-indent="false"/>
    </style:style>
    <style:style style:name="P46" style:family="paragraph" style:parent-style-name="Standard">
      <style:paragraph-properties fo:margin-left="0in" fo:margin-right="0in" fo:text-indent="2in" style:auto-text-indent="false"/>
      <style:text-properties style:font-name="Courier New" fo:font-size="12pt" style:font-size-asian="12pt" style:font-name-complex="Courier New" style:font-size-complex="12pt"/>
    </style:style>
    <style:style style:name="P4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543ac" style:font-size-asian="12pt" style:font-name-complex="Courier New" style:font-size-complex="12pt"/>
    </style:style>
    <style:style style:name="P4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1c847d5" officeooo:paragraph-rsid="01c847d5" style:font-size-asian="12pt" style:font-name-complex="Courier New" style:font-size-complex="12pt"/>
    </style:style>
    <style:style style:name="P4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1a0fc56" style:font-size-asian="12pt" style:font-name-complex="Courier New" style:font-size-complex="12pt"/>
    </style:style>
    <style:style style:name="P5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26c9657" style:font-size-asian="12pt" style:font-name-complex="Courier New" style:font-size-complex="12pt"/>
    </style:style>
    <style:style style:name="P5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1270bb" style:font-size-asian="12pt" style:font-name-complex="Courier New" style:font-size-complex="12pt"/>
    </style:style>
    <style:style style:name="P5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2bb3b" officeooo:paragraph-rsid="0382bb3b" style:font-size-asian="12pt" style:font-name-complex="Courier New" style:font-size-complex="12pt"/>
    </style:style>
    <style:style style:name="P5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2bb3b" officeooo:paragraph-rsid="03b560b5" style:font-size-asian="12pt" style:font-name-complex="Courier New" style:font-size-complex="12pt"/>
    </style:style>
    <style:style style:name="P5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295e7e7" officeooo:paragraph-rsid="0295e7e7" style:font-size-asian="12pt" style:font-name-complex="Courier New" style:font-size-complex="12pt"/>
    </style:style>
    <style:style style:name="P5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821769" officeooo:paragraph-rsid="039cfc1e" style:font-size-asian="12pt" style:font-name-complex="Courier New" style:font-size-complex="12pt"/>
    </style:style>
    <style:style style:name="P5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a27fe5" officeooo:paragraph-rsid="03a27fe5" style:font-size-asian="12pt" style:font-name-complex="Courier New" style:font-size-complex="12pt"/>
    </style:style>
    <style:style style:name="P5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ab3dfb" officeooo:paragraph-rsid="03ab3dfb" style:font-size-asian="12pt" style:font-name-complex="Courier New" style:font-size-complex="12pt"/>
    </style:style>
    <style:style style:name="P5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ab3dfb" officeooo:paragraph-rsid="03ac88c9" style:font-size-asian="12pt" style:font-name-complex="Courier New" style:font-size-complex="12pt"/>
    </style:style>
    <style:style style:name="P5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b560b5" officeooo:paragraph-rsid="03b560b5" style:font-size-asian="12pt" style:font-name-complex="Courier New" style:font-size-complex="12pt"/>
    </style:style>
    <style:style style:name="P6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2612c" style:font-size-asian="12pt" style:font-name-complex="Courier New" style:font-size-complex="12pt"/>
    </style:style>
    <style:style style:name="P6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235583" style:font-size-asian="12pt" style:font-name-complex="Courier New" style:font-size-complex="12pt"/>
    </style:style>
    <style:style style:name="P6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b6a3bd" officeooo:paragraph-rsid="03b6a3bd" style:font-size-asian="12pt" style:font-name-complex="Courier New" style:font-size-complex="12pt"/>
    </style:style>
    <style:style style:name="P6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bafc24" style:font-size-asian="12pt" style:font-name-complex="Courier New" style:font-size-complex="12pt"/>
    </style:style>
    <style:style style:name="P64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c19027" style:font-size-asian="12pt" style:font-name-complex="Courier New" style:font-size-complex="12pt"/>
    </style:style>
    <style:style style:name="P6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3dcc692" style:font-size-asian="12pt" style:font-name-complex="Courier New" style:font-size-complex="12pt"/>
    </style:style>
    <style:style style:name="P6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e31e50" officeooo:paragraph-rsid="03e31e50" style:font-size-asian="12pt" style:font-name-complex="Courier New" style:font-size-complex="12pt"/>
    </style:style>
    <style:style style:name="P6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edb3f5" officeooo:paragraph-rsid="03edb3f5" style:font-size-asian="12pt" style:font-name-complex="Courier New" style:font-size-complex="12pt"/>
    </style:style>
    <style:style style:name="P68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dfe0b3" officeooo:paragraph-rsid="03e1b3c6" style:font-size-asian="12pt" style:font-name-complex="Courier New" style:font-size-complex="12pt"/>
    </style:style>
    <style:style style:name="P6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ddd4ad" officeooo:paragraph-rsid="03ddd4ad" style:font-size-asian="12pt" style:font-name-complex="Courier New" style:font-size-complex="12pt"/>
    </style:style>
    <style:style style:name="P70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f1dbed" officeooo:paragraph-rsid="03f1dbed" style:font-size-asian="12pt" style:font-name-complex="Courier New" style:font-size-complex="12pt"/>
    </style:style>
    <style:style style:name="P71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f1dbed" officeooo:paragraph-rsid="03fc39dd" style:font-size-asian="12pt" style:font-name-complex="Courier New" style:font-size-complex="12pt"/>
    </style:style>
    <style:style style:name="P72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f1dbed" officeooo:paragraph-rsid="03fe5cc0" style:font-size-asian="12pt" style:font-name-complex="Courier New" style:font-size-complex="12pt"/>
    </style:style>
    <style:style style:name="P73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3f1dbed" officeooo:paragraph-rsid="04016f25" style:font-size-asian="12pt" style:font-name-complex="Courier New" style:font-size-complex="12pt"/>
    </style:style>
    <style:style style:name="P74" style:family="paragraph" style:parent-style-name="Standard">
      <style:paragraph-properties fo:margin-left="0in" fo:margin-right="0in" fo:text-indent="2in" style:auto-text-indent="false"/>
      <style:text-properties style:font-name="Courier New" officeooo:rsid="03deab25" officeooo:paragraph-rsid="0414ad41" style:font-name-complex="Courier New" style:font-size-complex="12pt"/>
    </style:style>
    <style:style style:name="P75" style:family="paragraph" style:parent-style-name="Standard">
      <style:paragraph-properties fo:margin-left="0in" fo:margin-right="0in" fo:text-indent="2in" style:auto-text-indent="false"/>
      <style:text-properties officeooo:paragraph-rsid="00a5b416"/>
    </style:style>
    <style:style style:name="P76" style:family="paragraph" style:parent-style-name="Standard">
      <style:paragraph-properties fo:margin-left="0in" fo:margin-right="0in" fo:text-indent="2in" style:auto-text-indent="false"/>
      <style:text-properties officeooo:paragraph-rsid="00489a88"/>
    </style:style>
    <style:style style:name="P77" style:family="paragraph" style:parent-style-name="Standard">
      <style:paragraph-properties fo:margin-left="0in" fo:margin-right="0in" fo:text-indent="2in" style:auto-text-indent="false"/>
      <style:text-properties officeooo:rsid="017597f4" officeooo:paragraph-rsid="03d19504"/>
    </style:style>
    <style:style style:name="P78" style:family="paragraph" style:parent-style-name="Standard">
      <style:paragraph-properties fo:margin-left="0in" fo:margin-right="0in" fo:text-indent="2in" style:auto-text-indent="false"/>
      <style:text-properties officeooo:paragraph-rsid="041de0f7"/>
    </style:style>
    <style:style style:name="P7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</style:style>
    <style:style style:name="P8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2543ac"/>
    </style:style>
    <style:style style:name="P8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26c9657"/>
    </style:style>
    <style:style style:name="P8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style:font-size-asian="12pt" style:font-name-complex="Courier New" style:font-size-complex="12pt"/>
    </style:style>
    <style:style style:name="P8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48f312" style:font-size-asian="12pt" style:font-name-complex="Courier New" style:font-size-complex="12pt"/>
    </style:style>
    <style:style style:name="P8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2543ac" style:font-size-asian="12pt" style:font-name-complex="Courier New" style:font-size-complex="12pt"/>
    </style:style>
    <style:style style:name="P8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2697670" style:font-size-asian="12pt" style:font-name-complex="Courier New" style:font-size-complex="12pt"/>
    </style:style>
    <style:style style:name="P8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26c9657" style:font-size-asian="12pt" style:font-name-complex="Courier New" style:font-size-complex="12pt"/>
    </style:style>
    <style:style style:name="P8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3b560b5" style:font-size-asian="12pt" style:font-name-complex="Courier New" style:font-size-complex="12pt"/>
    </style:style>
    <style:style style:name="P8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6a0f3" officeooo:paragraph-rsid="03ab3dfb" style:font-size-asian="12pt" style:font-name-complex="Courier New" style:font-size-complex="12pt"/>
    </style:style>
    <style:style style:name="P8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6a0f3" officeooo:paragraph-rsid="03ac88c9" style:font-size-asian="12pt" style:font-name-complex="Courier New" style:font-size-complex="12pt"/>
    </style:style>
    <style:style style:name="P9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2543ac" officeooo:paragraph-rsid="01724151" style:font-size-asian="12pt" style:font-name-complex="Courier New" style:font-size-complex="12pt"/>
    </style:style>
    <style:style style:name="P9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1a0fc56" officeooo:paragraph-rsid="01a0fc56" style:font-size-asian="12pt" style:font-name-complex="Courier New" style:font-size-complex="12pt"/>
    </style:style>
    <style:style style:name="P9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49d003" officeooo:paragraph-rsid="031270bb" style:font-size-asian="12pt" style:font-name-complex="Courier New" style:font-size-complex="12pt"/>
    </style:style>
    <style:style style:name="P9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rsid="0026a0f3" officeooo:paragraph-rsid="0045b7d7" style:font-size-asian="12pt" style:font-weight-asian="bold" style:font-name-complex="Courier New" style:font-size-complex="12pt" style:font-weight-complex="bold"/>
    </style:style>
    <style:style style:name="P9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9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paragraph-rsid="03b560b5" style:font-size-asian="12pt" style:font-weight-asian="bold" style:font-name-complex="Courier New" style:font-size-complex="12pt" style:font-weight-complex="bold"/>
    </style:style>
    <style:style style:name="P9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rsid="002474aa" style:font-size-asian="12pt" style:font-weight-asian="bold" style:font-name-complex="Courier New" style:font-size-complex="12pt" style:font-weight-complex="bold"/>
    </style:style>
    <style:style style:name="P9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rsid="017597f4" officeooo:paragraph-rsid="017597f4" style:font-size-asian="12pt" style:font-weight-asian="bold" style:font-name-complex="Courier New" style:font-size-complex="12pt" style:font-weight-complex="bold"/>
    </style:style>
    <style:style style:name="P9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rsid="01afb3dc" officeooo:paragraph-rsid="01afb3dc" style:font-size-asian="12pt" style:font-weight-asian="bold" style:font-name-complex="Courier New" style:font-size-complex="12pt" style:font-weight-complex="bold"/>
    </style:style>
    <style:style style:name="P9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rsid="03dcc692" officeooo:paragraph-rsid="03dcc692" style:font-size-asian="12pt" style:font-weight-asian="bold" style:font-name-complex="Courier New" style:font-size-complex="12pt" style:font-weight-complex="bold"/>
    </style:style>
    <style:style style:name="P10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normal" officeooo:rsid="03dfe0b3" officeooo:paragraph-rsid="03dfe0b3" style:font-size-asian="12pt" style:font-weight-asian="normal" style:font-name-complex="Courier New" style:font-size-complex="12pt" style:font-weight-complex="normal"/>
    </style:style>
    <style:style style:name="P10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026a0f3" officeooo:paragraph-rsid="00489a88"/>
    </style:style>
    <style:style style:name="P10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026a0f3" officeooo:paragraph-rsid="041de0f7"/>
    </style:style>
    <style:style style:name="P10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1c847d5" officeooo:paragraph-rsid="01c847d5"/>
    </style:style>
    <style:style style:name="P10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1c847d5" officeooo:paragraph-rsid="03a81a7d"/>
    </style:style>
    <style:style style:name="P105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use-window-font-color="true" style:font-name="Courier New" fo:font-size="12pt" fo:language="en" fo:country="US" officeooo:rsid="03d022d3" officeooo:paragraph-rsid="03d022d3" style:font-name-asian="Times New Roman" style:font-size-asian="12pt" style:font-name-complex="Courier New" style:font-size-complex="12pt" style:language-complex="ar" style:country-complex="SA"/>
    </style:style>
    <style:style style:name="P106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bold" officeooo:rsid="039cc75e" officeooo:paragraph-rsid="03deab25" style:font-weight-asian="bold" style:font-weight-complex="bold"/>
    </style:style>
    <style:style style:name="P107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bold" officeooo:rsid="00475e18" officeooo:paragraph-rsid="039cfc1e" style:font-weight-asian="bold" style:font-weight-complex="bold"/>
    </style:style>
    <style:style style:name="P108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bold" officeooo:rsid="002892cd" officeooo:paragraph-rsid="002892cd" style:font-weight-asian="bold" style:font-weight-complex="bold"/>
    </style:style>
    <style:style style:name="P10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bold" style:font-weight-asian="bold" style:font-weight-complex="bold"/>
    </style:style>
    <style:style style:name="P11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bold" officeooo:paragraph-rsid="03b560b5" style:font-weight-asian="bold" style:font-weight-complex="bold"/>
    </style:style>
    <style:style style:name="P11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bold" officeooo:rsid="03f1dbed" officeooo:paragraph-rsid="03fc39dd" style:font-weight-asian="bold" style:font-weight-complex="bold"/>
    </style:style>
    <style:style style:name="P1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bold" officeooo:rsid="03f1dbed" officeooo:paragraph-rsid="03fe5cc0" style:font-weight-asian="bold" style:font-weight-complex="bold"/>
    </style:style>
    <style:style style:name="P11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fo:font-weight="normal" officeooo:rsid="039cc75e" officeooo:paragraph-rsid="039cc75e" style:font-weight-asian="normal" style:font-weight-complex="normal"/>
    </style:style>
    <style:style style:name="P114" style:family="paragraph" style:parent-style-name="Standard">
      <style:text-properties officeooo:rsid="03a1a8ad" officeooo:paragraph-rsid="03a1a8ad"/>
    </style:style>
    <style:style style:name="P115" style:family="paragraph" style:parent-style-name="Standard">
      <style:text-properties officeooo:paragraph-rsid="03a1a8ad"/>
    </style:style>
    <style:style style:name="P116" style:family="paragraph" style:parent-style-name="Standard">
      <style:text-properties officeooo:rsid="03e484f3" officeooo:paragraph-rsid="03e484f3"/>
    </style:style>
    <style:style style:name="P117" style:family="paragraph" style:parent-style-name="Standard" style:master-page-name="">
      <style:paragraph-properties fo:margin-left="0.1252in" fo:margin-right="0in" fo:orphans="2" fo:widows="2" fo:text-indent="-0.1252in" style:auto-text-indent="false" style:page-number="auto" style:writing-mode="lr-tb">
        <style:tab-stops>
          <style:tab-stop style:position="0.1043in"/>
        </style:tab-stops>
      </style:paragraph-properties>
      <style:text-properties officeooo:rsid="039e01db" officeooo:paragraph-rsid="039e01db"/>
    </style:style>
    <style:style style:name="P118" style:family="paragraph" style:parent-style-name="Standard">
      <style:paragraph-properties fo:margin-left="0.1252in" fo:margin-right="0in" fo:orphans="2" fo:widows="2" fo:text-indent="-0.1252in" style:auto-text-indent="false" style:writing-mode="lr-tb">
        <style:tab-stops>
          <style:tab-stop style:position="0.1043in"/>
        </style:tab-stops>
      </style:paragraph-properties>
      <style:text-properties officeooo:paragraph-rsid="03a112ed"/>
    </style:style>
    <style:style style:name="P119" style:family="paragraph" style:parent-style-name="Standard">
      <style:paragraph-properties fo:margin-left="0.1252in" fo:margin-right="0in" fo:orphans="2" fo:widows="2" fo:text-indent="-0.1252in" style:auto-text-indent="false" style:writing-mode="lr-tb">
        <style:tab-stops>
          <style:tab-stop style:position="0.1043in"/>
        </style:tab-stops>
      </style:paragraph-properties>
      <style:text-properties officeooo:rsid="039f25f4" officeooo:paragraph-rsid="039f25f4"/>
    </style:style>
    <style:style style:name="P120" style:family="paragraph" style:parent-style-name="Standard">
      <style:paragraph-properties fo:margin-left="0.1252in" fo:margin-right="0in" fo:orphans="2" fo:widows="2" fo:text-indent="-0.1252in" style:auto-text-indent="false" style:writing-mode="lr-tb">
        <style:tab-stops>
          <style:tab-stop style:position="0.1043in"/>
        </style:tab-stops>
      </style:paragraph-properties>
      <style:text-properties officeooo:rsid="03a1a8ad" officeooo:paragraph-rsid="03a1a8ad"/>
    </style:style>
    <style:style style:name="P121" style:family="paragraph" style:parent-style-name="Standard">
      <style:paragraph-properties fo:margin-left="0.1252in" fo:margin-right="0in" fo:orphans="2" fo:widows="2" fo:text-indent="-0.1252in" style:auto-text-indent="false" style:writing-mode="lr-tb">
        <style:tab-stops>
          <style:tab-stop style:position="0.1043in"/>
        </style:tab-stops>
      </style:paragraph-properties>
      <style:text-properties officeooo:rsid="03a3849d" officeooo:paragraph-rsid="03a3849d"/>
    </style:style>
    <style:style style:name="P12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rsid="03f1dbed" officeooo:paragraph-rsid="04016f25" style:font-size-asian="12pt" style:font-weight-asian="bold" style:font-name-complex="Courier New" style:font-size-complex="12pt" style:font-weight-complex="bold"/>
    </style:style>
    <style:style style:name="P12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fo:font-weight="bold" officeooo:rsid="03f1dbed" officeooo:paragraph-rsid="03f1dbed" style:font-size-asian="12pt" style:font-weight-asian="bold" style:font-name-complex="Courier New" style:font-size-complex="12pt" style:font-weight-complex="bold"/>
    </style:style>
    <style:style style:name="P124" style:family="paragraph" style:parent-style-name="Standard">
      <style:paragraph-properties fo:margin-top="0in" fo:margin-bottom="0.1665in" loext:contextual-spacing="false"/>
      <style:text-properties style:font-name="Courier New" fo:font-size="12pt" officeooo:rsid="0415bc36" officeooo:paragraph-rsid="0415bc36" style:font-size-asian="12pt" style:font-name-complex="Courier New" style:font-size-complex="12pt"/>
    </style:style>
    <style:style style:name="P125" style:family="paragraph" style:parent-style-name="Standard">
      <style:text-properties officeooo:paragraph-rsid="03a1a8ad"/>
    </style:style>
    <style:style style:name="P126" style:family="paragraph" style:parent-style-name="Heading_20_3">
      <style:paragraph-properties fo:margin-top="0.1665in" fo:margin-bottom="0in" loext:contextual-spacing="false"/>
    </style:style>
    <style:style style:name="P127" style:family="paragraph" style:parent-style-name="Heading_20_3">
      <style:paragraph-properties fo:margin-top="0.1665in" fo:margin-bottom="0in" loext:contextual-spacing="false"/>
      <style:text-properties style:font-name="Courier New" style:font-name-complex="Courier New" style:font-size-complex="12pt"/>
    </style:style>
    <style:style style:name="P128" style:family="paragraph" style:parent-style-name="Heading_20_3">
      <style:paragraph-properties fo:margin-top="0.1665in" fo:margin-bottom="0in" loext:contextual-spacing="false"/>
      <style:text-properties style:font-name="Courier New" officeooo:rsid="03a6c7d3" officeooo:paragraph-rsid="04016f25" style:font-name-complex="Courier New" style:font-size-complex="12pt"/>
    </style:style>
    <style:style style:name="P129" style:family="paragraph" style:parent-style-name="Heading_20_3">
      <style:paragraph-properties fo:margin-top="0.1665in" fo:margin-bottom="0in" loext:contextual-spacing="false"/>
      <style:text-properties style:font-name="Courier New" officeooo:rsid="03a6c7d3" officeooo:paragraph-rsid="03fe5cc0" style:font-name-complex="Courier New" style:font-size-complex="12pt"/>
    </style:style>
    <style:style style:name="P130" style:family="paragraph" style:parent-style-name="Heading_20_3">
      <style:paragraph-properties fo:margin-top="0.1665in" fo:margin-bottom="0in" loext:contextual-spacing="false"/>
      <style:text-properties style:font-name="Courier New" officeooo:rsid="03a6c7d3" officeooo:paragraph-rsid="03fd2ba7" style:font-name-complex="Courier New" style:font-size-complex="12pt"/>
    </style:style>
    <style:style style:name="P131" style:family="paragraph" style:parent-style-name="Heading_20_3">
      <style:paragraph-properties fo:margin-top="0.1665in" fo:margin-bottom="0in" loext:contextual-spacing="false"/>
      <style:text-properties style:font-name="Courier New" officeooo:rsid="03a6c7d3" officeooo:paragraph-rsid="04135618" style:font-name-complex="Courier New" style:font-size-complex="12pt"/>
    </style:style>
    <style:style style:name="P132" style:family="paragraph" style:parent-style-name="Heading_20_3">
      <style:paragraph-properties fo:margin-top="0.1665in" fo:margin-bottom="0in" loext:contextual-spacing="false"/>
      <style:text-properties style:font-name="Courier New" officeooo:rsid="03a6c7d3" officeooo:paragraph-rsid="0415bc36" style:font-name-complex="Courier New" style:font-size-complex="12pt"/>
    </style:style>
    <style:style style:name="P133" style:family="paragraph" style:parent-style-name="Heading_20_3">
      <style:paragraph-properties fo:margin-top="0.1665in" fo:margin-bottom="0in" loext:contextual-spacing="false"/>
      <style:text-properties style:font-name="Courier New" officeooo:rsid="03a6c7d3" officeooo:paragraph-rsid="03fc39dd" style:font-name-complex="Courier New" style:font-size-complex="12pt"/>
    </style:style>
    <style:style style:name="P134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a7726b" style:font-name-complex="Courier New" style:font-size-complex="12pt"/>
    </style:style>
    <style:style style:name="P135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a81a7d" style:font-name-complex="Courier New" style:font-size-complex="12pt"/>
    </style:style>
    <style:style style:name="P136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41de0f7" style:font-name-complex="Courier New" style:font-size-complex="12pt"/>
    </style:style>
    <style:style style:name="P137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aa8091" style:font-name-complex="Courier New" style:font-size-complex="12pt"/>
    </style:style>
    <style:style style:name="P138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b014b7" style:font-name-complex="Courier New" style:font-size-complex="12pt"/>
    </style:style>
    <style:style style:name="P139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b1cb66" style:font-name-complex="Courier New" style:font-size-complex="12pt"/>
    </style:style>
    <style:style style:name="P140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b560b5" style:font-name-complex="Courier New" style:font-size-complex="12pt"/>
    </style:style>
    <style:style style:name="P141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43052e6" style:font-name-complex="Courier New" style:font-size-complex="12pt"/>
    </style:style>
    <style:style style:name="P142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bafc24" style:font-name-complex="Courier New" style:font-size-complex="12pt"/>
    </style:style>
    <style:style style:name="P143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d19504" style:font-name-complex="Courier New" style:font-size-complex="12pt"/>
    </style:style>
    <style:style style:name="P144" style:family="paragraph" style:parent-style-name="Heading_20_3">
      <style:paragraph-properties fo:margin-top="0.1665in" fo:margin-bottom="0in" loext:contextual-spacing="false"/>
      <style:text-properties style:font-name="Courier New" officeooo:rsid="03a7726b" officeooo:paragraph-rsid="03c19027" style:font-name-complex="Courier New" style:font-size-complex="12pt"/>
    </style:style>
    <style:style style:name="P145" style:family="paragraph" style:parent-style-name="Heading_20_3">
      <style:paragraph-properties fo:margin-top="0.1665in" fo:margin-bottom="0in" loext:contextual-spacing="false"/>
      <style:text-properties style:font-name="Courier New" officeooo:rsid="03b560b5" officeooo:paragraph-rsid="03b560b5" style:font-name-complex="Courier New" style:font-size-complex="12pt"/>
    </style:style>
    <style:style style:name="P146" style:family="paragraph" style:parent-style-name="Heading_20_3">
      <style:paragraph-properties fo:margin-top="0.1665in" fo:margin-bottom="0in" loext:contextual-spacing="false"/>
      <style:text-properties style:font-name="Courier New" officeooo:rsid="03b560b5" officeooo:paragraph-rsid="043052e6" style:font-name-complex="Courier New" style:font-size-complex="12pt"/>
    </style:style>
    <style:style style:name="P147" style:family="paragraph" style:parent-style-name="Heading_20_3">
      <style:paragraph-properties fo:margin-top="0.1665in" fo:margin-bottom="0in" loext:contextual-spacing="false"/>
      <style:text-properties style:font-name="Courier New" officeooo:rsid="03b014b7" officeooo:paragraph-rsid="03c19027" style:font-name-complex="Courier New" style:font-size-complex="12pt"/>
    </style:style>
    <style:style style:name="P148" style:family="paragraph" style:parent-style-name="Heading_20_3">
      <style:paragraph-properties fo:margin-top="0.1665in" fo:margin-bottom="0in" loext:contextual-spacing="false"/>
      <style:text-properties style:font-name="Courier New" officeooo:rsid="03c19027" officeooo:paragraph-rsid="03c19027" style:font-name-complex="Courier New" style:font-size-complex="12pt"/>
    </style:style>
    <style:style style:name="P149" style:family="paragraph" style:parent-style-name="Heading_20_3">
      <style:paragraph-properties fo:margin-top="0.1665in" fo:margin-bottom="0in" loext:contextual-spacing="false"/>
      <style:text-properties style:font-name="Courier New" fo:font-size="12pt" officeooo:rsid="03b014b7" officeooo:paragraph-rsid="03dcc692" style:font-size-asian="12pt" style:font-name-complex="Courier New" style:font-size-complex="12pt"/>
    </style:style>
    <style:style style:name="P150" style:family="paragraph" style:parent-style-name="Heading_20_3">
      <style:paragraph-properties fo:margin-top="0.1665in" fo:margin-bottom="0in" loext:contextual-spacing="false"/>
      <style:text-properties officeooo:rsid="041b6e80" officeooo:paragraph-rsid="041b6e80"/>
    </style:style>
    <style:style style:name="P151" style:family="paragraph" style:parent-style-name="Heading_20_3">
      <style:paragraph-properties fo:margin-top="0.1665in" fo:margin-bottom="0in" loext:contextual-spacing="false"/>
      <style:text-properties officeooo:paragraph-rsid="03cf1730"/>
    </style:style>
    <style:style style:name="P152" style:family="paragraph" style:parent-style-name="Heading_20_2">
      <style:text-properties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489a88" style:font-size-asian="12pt"/>
    </style:style>
    <style:style style:name="T3" style:family="text">
      <style:text-properties fo:font-size="12pt" officeooo:rsid="01ae7016" style:font-size-asian="12pt"/>
    </style:style>
    <style:style style:name="T4" style:family="text">
      <style:text-properties fo:font-size="12pt" officeooo:rsid="041736b8" style:font-size-asian="12pt"/>
    </style:style>
    <style:style style:name="T5" style:family="text">
      <style:text-properties fo:font-size="12pt" officeooo:rsid="0415bc36" style:font-size-asian="12pt"/>
    </style:style>
    <style:style style:name="T6" style:family="text">
      <style:text-properties style:font-name="Courier New" style:font-name-complex="Courier New" style:font-size-complex="12pt"/>
    </style:style>
    <style:style style:name="T7" style:family="text">
      <style:text-properties style:font-name="Courier New" officeooo:rsid="001e07d4" style:font-name-complex="Courier New" style:font-size-complex="12pt"/>
    </style:style>
    <style:style style:name="T8" style:family="text">
      <style:text-properties style:font-name="Courier New" officeooo:rsid="03864722" style:font-name-complex="Courier New" style:font-size-complex="12pt"/>
    </style:style>
    <style:style style:name="T9" style:family="text">
      <style:text-properties style:font-name="Courier New" officeooo:rsid="03b37261" style:font-name-complex="Courier New" style:font-size-complex="12pt"/>
    </style:style>
    <style:style style:name="T10" style:family="text">
      <style:text-properties style:font-name="Courier New" officeooo:rsid="041c3c24" style:font-name-complex="Courier New" style:font-size-complex="12pt"/>
    </style:style>
    <style:style style:name="T11" style:family="text">
      <style:text-properties style:font-name="Courier New" fo:font-size="12pt" style:font-size-asian="12pt" style:font-name-complex="Courier New" style:font-size-complex="12pt"/>
    </style:style>
    <style:style style:name="T12" style:family="text">
      <style:text-properties style:font-name="Courier New" fo:font-size="12pt" officeooo:rsid="001e07d4" style:font-size-asian="12pt" style:font-name-complex="Courier New" style:font-size-complex="12pt"/>
    </style:style>
    <style:style style:name="T13" style:family="text">
      <style:text-properties style:font-name="Courier New" fo:font-size="12pt" officeooo:rsid="001fe225" style:font-size-asian="12pt" style:font-name-complex="Courier New" style:font-size-complex="12pt"/>
    </style:style>
    <style:style style:name="T14" style:family="text">
      <style:text-properties style:font-name="Courier New" fo:font-size="12pt" officeooo:rsid="0021c9c5" style:font-size-asian="12pt" style:font-name-complex="Courier New" style:font-size-complex="12pt"/>
    </style:style>
    <style:style style:name="T15" style:family="text">
      <style:text-properties style:font-name="Courier New" fo:font-size="12pt" officeooo:rsid="0022612c" style:font-size-asian="12pt" style:font-name-complex="Courier New" style:font-size-complex="12pt"/>
    </style:style>
    <style:style style:name="T16" style:family="text">
      <style:text-properties style:font-name="Courier New" fo:font-size="12pt" officeooo:rsid="00235583" style:font-size-asian="12pt" style:font-name-complex="Courier New" style:font-size-complex="12pt"/>
    </style:style>
    <style:style style:name="T17" style:family="text">
      <style:text-properties style:font-name="Courier New" fo:font-size="12pt" officeooo:rsid="002474aa" style:font-size-asian="12pt" style:font-name-complex="Courier New" style:font-size-complex="12pt"/>
    </style:style>
    <style:style style:name="T18" style:family="text">
      <style:text-properties style:font-name="Courier New" fo:font-size="12pt" officeooo:rsid="002543ac" style:font-size-asian="12pt" style:font-name-complex="Courier New" style:font-size-complex="12pt"/>
    </style:style>
    <style:style style:name="T19" style:family="text">
      <style:text-properties style:font-name="Courier New" fo:font-size="12pt" officeooo:rsid="0026a0f3" style:font-size-asian="12pt" style:font-name-complex="Courier New" style:font-size-complex="12pt"/>
    </style:style>
    <style:style style:name="T20" style:family="text">
      <style:text-properties style:font-name="Courier New" fo:font-size="12pt" officeooo:rsid="002892cd" style:font-size-asian="12pt" style:font-name-complex="Courier New" style:font-size-complex="12pt"/>
    </style:style>
    <style:style style:name="T21" style:family="text">
      <style:text-properties style:font-name="Courier New" fo:font-size="12pt" officeooo:rsid="003a49b0" style:font-size-asian="12pt" style:font-name-complex="Courier New" style:font-size-complex="12pt"/>
    </style:style>
    <style:style style:name="T22" style:family="text">
      <style:text-properties style:font-name="Courier New" fo:font-size="12pt" officeooo:rsid="0045b7d7" style:font-size-asian="12pt" style:font-name-complex="Courier New" style:font-size-complex="12pt"/>
    </style:style>
    <style:style style:name="T23" style:family="text">
      <style:text-properties style:font-name="Courier New" fo:font-size="12pt" officeooo:rsid="00475e18" style:font-size-asian="12pt" style:font-name-complex="Courier New" style:font-size-complex="12pt"/>
    </style:style>
    <style:style style:name="T24" style:family="text">
      <style:text-properties style:font-name="Courier New" fo:font-size="12pt" officeooo:rsid="00489a88" style:font-size-asian="12pt" style:font-name-complex="Courier New" style:font-size-complex="12pt"/>
    </style:style>
    <style:style style:name="T25" style:family="text">
      <style:text-properties style:font-name="Courier New" fo:font-size="12pt" officeooo:rsid="0048f312" style:font-size-asian="12pt" style:font-name-complex="Courier New" style:font-size-complex="12pt"/>
    </style:style>
    <style:style style:name="T26" style:family="text">
      <style:text-properties style:font-name="Courier New" fo:font-size="12pt" officeooo:rsid="00492e46" style:font-size-asian="12pt" style:font-name-complex="Courier New" style:font-size-complex="12pt"/>
    </style:style>
    <style:style style:name="T27" style:family="text">
      <style:text-properties style:font-name="Courier New" fo:font-size="12pt" officeooo:rsid="0049d003" style:font-size-asian="12pt" style:font-name-complex="Courier New" style:font-size-complex="12pt"/>
    </style:style>
    <style:style style:name="T28" style:family="text">
      <style:text-properties style:font-name="Courier New" fo:font-size="12pt" officeooo:rsid="007914d8" style:font-size-asian="12pt" style:font-name-complex="Courier New" style:font-size-complex="12pt"/>
    </style:style>
    <style:style style:name="T29" style:family="text">
      <style:text-properties style:font-name="Courier New" fo:font-size="12pt" officeooo:rsid="00a42f2b" style:font-size-asian="12pt" style:font-name-complex="Courier New" style:font-size-complex="12pt"/>
    </style:style>
    <style:style style:name="T30" style:family="text">
      <style:text-properties style:font-name="Courier New" fo:font-size="12pt" officeooo:rsid="00a5b416" style:font-size-asian="12pt" style:font-name-complex="Courier New" style:font-size-complex="12pt"/>
    </style:style>
    <style:style style:name="T31" style:family="text">
      <style:text-properties style:font-name="Courier New" fo:font-size="12pt" officeooo:rsid="01706337" style:font-size-asian="12pt" style:font-name-complex="Courier New" style:font-size-complex="12pt"/>
    </style:style>
    <style:style style:name="T32" style:family="text">
      <style:text-properties style:font-name="Courier New" fo:font-size="12pt" officeooo:rsid="01724151" style:font-size-asian="12pt" style:font-name-complex="Courier New" style:font-size-complex="12pt"/>
    </style:style>
    <style:style style:name="T33" style:family="text">
      <style:text-properties style:font-name="Courier New" fo:font-size="12pt" officeooo:rsid="017597f4" style:font-size-asian="12pt" style:font-name-complex="Courier New" style:font-size-complex="12pt"/>
    </style:style>
    <style:style style:name="T34" style:family="text">
      <style:text-properties style:font-name="Courier New" fo:font-size="12pt" officeooo:rsid="01a0fc56" style:font-size-asian="12pt" style:font-name-complex="Courier New" style:font-size-complex="12pt"/>
    </style:style>
    <style:style style:name="T35" style:family="text">
      <style:text-properties style:font-name="Courier New" fo:font-size="12pt" officeooo:rsid="01c92dbc" style:font-size-asian="12pt" style:font-name-complex="Courier New" style:font-size-complex="12pt"/>
    </style:style>
    <style:style style:name="T36" style:family="text">
      <style:text-properties style:font-name="Courier New" fo:font-size="12pt" officeooo:rsid="01efc63d" style:font-size-asian="12pt" style:font-name-complex="Courier New" style:font-size-complex="12pt"/>
    </style:style>
    <style:style style:name="T37" style:family="text">
      <style:text-properties style:font-name="Courier New" fo:font-size="12pt" officeooo:rsid="01f2783e" style:font-size-asian="12pt" style:font-name-complex="Courier New" style:font-size-complex="12pt"/>
    </style:style>
    <style:style style:name="T38" style:family="text">
      <style:text-properties style:font-name="Courier New" fo:font-size="12pt" officeooo:rsid="0267bd6d" style:font-size-asian="12pt" style:font-name-complex="Courier New" style:font-size-complex="12pt"/>
    </style:style>
    <style:style style:name="T39" style:family="text">
      <style:text-properties style:font-name="Courier New" fo:font-size="12pt" officeooo:rsid="0268f190" style:font-size-asian="12pt" style:font-name-complex="Courier New" style:font-size-complex="12pt"/>
    </style:style>
    <style:style style:name="T40" style:family="text">
      <style:text-properties style:font-name="Courier New" fo:font-size="12pt" officeooo:rsid="026ad802" style:font-size-asian="12pt" style:font-name-complex="Courier New" style:font-size-complex="12pt"/>
    </style:style>
    <style:style style:name="T41" style:family="text">
      <style:text-properties style:font-name="Courier New" fo:font-size="12pt" officeooo:rsid="0282502a" style:font-size-asian="12pt" style:font-name-complex="Courier New" style:font-size-complex="12pt"/>
    </style:style>
    <style:style style:name="T42" style:family="text">
      <style:text-properties style:font-name="Courier New" fo:font-size="12pt" officeooo:rsid="029b4b57" style:font-size-asian="12pt" style:font-name-complex="Courier New" style:font-size-complex="12pt"/>
    </style:style>
    <style:style style:name="T43" style:family="text">
      <style:text-properties style:font-name="Courier New" fo:font-size="12pt" officeooo:rsid="02a81803" style:font-size-asian="12pt" style:font-name-complex="Courier New" style:font-size-complex="12pt"/>
    </style:style>
    <style:style style:name="T44" style:family="text">
      <style:text-properties style:font-name="Courier New" fo:font-size="12pt" officeooo:rsid="02aa71f9" style:font-size-asian="12pt" style:font-name-complex="Courier New" style:font-size-complex="12pt"/>
    </style:style>
    <style:style style:name="T45" style:family="text">
      <style:text-properties style:font-name="Courier New" fo:font-size="12pt" officeooo:rsid="0310ff50" style:font-size-asian="12pt" style:font-name-complex="Courier New" style:font-size-complex="12pt"/>
    </style:style>
    <style:style style:name="T46" style:family="text">
      <style:text-properties style:font-name="Courier New" fo:font-size="12pt" officeooo:rsid="03119e49" style:font-size-asian="12pt" style:font-name-complex="Courier New" style:font-size-complex="12pt"/>
    </style:style>
    <style:style style:name="T47" style:family="text">
      <style:text-properties style:font-name="Courier New" fo:font-size="12pt" officeooo:rsid="03132729" style:font-size-asian="12pt" style:font-name-complex="Courier New" style:font-size-complex="12pt"/>
    </style:style>
    <style:style style:name="T48" style:family="text">
      <style:text-properties style:font-name="Courier New" fo:font-size="12pt" officeooo:rsid="03821769" style:font-size-asian="12pt" style:font-name-complex="Courier New" style:font-size-complex="12pt"/>
    </style:style>
    <style:style style:name="T49" style:family="text">
      <style:text-properties style:font-name="Courier New" fo:font-size="12pt" officeooo:rsid="0382bb3b" style:font-size-asian="12pt" style:font-name-complex="Courier New" style:font-size-complex="12pt"/>
    </style:style>
    <style:style style:name="T50" style:family="text">
      <style:text-properties style:font-name="Courier New" fo:font-size="12pt" officeooo:rsid="0399d35a" style:font-size-asian="12pt" style:font-name-complex="Courier New" style:font-size-complex="12pt"/>
    </style:style>
    <style:style style:name="T51" style:family="text">
      <style:text-properties style:font-name="Courier New" fo:font-size="12pt" officeooo:rsid="039ba8e2" style:font-size-asian="12pt" style:font-name-complex="Courier New" style:font-size-complex="12pt"/>
    </style:style>
    <style:style style:name="T52" style:family="text">
      <style:text-properties style:font-name="Courier New" fo:font-size="12pt" officeooo:rsid="039cc75e" style:font-size-asian="12pt" style:font-name-complex="Courier New" style:font-size-complex="12pt"/>
    </style:style>
    <style:style style:name="T53" style:family="text">
      <style:text-properties style:font-name="Courier New" fo:font-size="12pt" officeooo:rsid="039cfc1e" style:font-size-asian="12pt" style:font-name-complex="Courier New" style:font-size-complex="12pt"/>
    </style:style>
    <style:style style:name="T54" style:family="text">
      <style:text-properties style:font-name="Courier New" fo:font-size="12pt" officeooo:rsid="039d778a" style:font-size-asian="12pt" style:font-name-complex="Courier New" style:font-size-complex="12pt"/>
    </style:style>
    <style:style style:name="T55" style:family="text">
      <style:text-properties style:font-name="Courier New" fo:font-size="12pt" officeooo:rsid="039e01db" style:font-size-asian="12pt" style:font-name-complex="Courier New" style:font-size-complex="12pt"/>
    </style:style>
    <style:style style:name="T56" style:family="text">
      <style:text-properties style:font-name="Courier New" fo:font-size="12pt" officeooo:rsid="03a27fe5" style:font-size-asian="12pt" style:font-name-complex="Courier New" style:font-size-complex="12pt"/>
    </style:style>
    <style:style style:name="T57" style:family="text">
      <style:text-properties style:font-name="Courier New" fo:font-size="12pt" officeooo:rsid="03a6c7d3" style:font-size-asian="12pt" style:font-name-complex="Courier New" style:font-size-complex="12pt"/>
    </style:style>
    <style:style style:name="T58" style:family="text">
      <style:text-properties style:font-name="Courier New" fo:font-size="12pt" officeooo:rsid="03a7726b" style:font-size-asian="12pt" style:font-name-complex="Courier New" style:font-size-complex="12pt"/>
    </style:style>
    <style:style style:name="T59" style:family="text">
      <style:text-properties style:font-name="Courier New" fo:font-size="12pt" officeooo:rsid="03a81a7d" style:font-size-asian="12pt" style:font-name-complex="Courier New" style:font-size-complex="12pt"/>
    </style:style>
    <style:style style:name="T60" style:family="text">
      <style:text-properties style:font-name="Courier New" fo:font-size="12pt" officeooo:rsid="03a9633c" style:font-size-asian="12pt" style:font-name-complex="Courier New" style:font-size-complex="12pt"/>
    </style:style>
    <style:style style:name="T61" style:family="text">
      <style:text-properties style:font-name="Courier New" fo:font-size="12pt" officeooo:rsid="03a9aba0" style:font-size-asian="12pt" style:font-name-complex="Courier New" style:font-size-complex="12pt"/>
    </style:style>
    <style:style style:name="T62" style:family="text">
      <style:text-properties style:font-name="Courier New" fo:font-size="12pt" officeooo:rsid="03aa8091" style:font-size-asian="12pt" style:font-name-complex="Courier New" style:font-size-complex="12pt"/>
    </style:style>
    <style:style style:name="T63" style:family="text">
      <style:text-properties style:font-name="Courier New" fo:font-size="12pt" officeooo:rsid="03aad25a" style:font-size-asian="12pt" style:font-name-complex="Courier New" style:font-size-complex="12pt"/>
    </style:style>
    <style:style style:name="T64" style:family="text">
      <style:text-properties style:font-name="Courier New" fo:font-size="12pt" officeooo:rsid="03ab3dfb" style:font-size-asian="12pt" style:font-name-complex="Courier New" style:font-size-complex="12pt"/>
    </style:style>
    <style:style style:name="T65" style:family="text">
      <style:text-properties style:font-name="Courier New" fo:font-size="12pt" officeooo:rsid="03ac88c9" style:font-size-asian="12pt" style:font-name-complex="Courier New" style:font-size-complex="12pt"/>
    </style:style>
    <style:style style:name="T66" style:family="text">
      <style:text-properties style:font-name="Courier New" fo:font-size="12pt" officeooo:rsid="03ae36b6" style:font-size-asian="12pt" style:font-name-complex="Courier New" style:font-size-complex="12pt"/>
    </style:style>
    <style:style style:name="T67" style:family="text">
      <style:text-properties style:font-name="Courier New" fo:font-size="12pt" officeooo:rsid="03ae9730" style:font-size-asian="12pt" style:font-name-complex="Courier New" style:font-size-complex="12pt"/>
    </style:style>
    <style:style style:name="T68" style:family="text">
      <style:text-properties style:font-name="Courier New" fo:font-size="12pt" officeooo:rsid="03af9b00" style:font-size-asian="12pt" style:font-name-complex="Courier New" style:font-size-complex="12pt"/>
    </style:style>
    <style:style style:name="T69" style:family="text">
      <style:text-properties style:font-name="Courier New" fo:font-size="12pt" officeooo:rsid="03b014b7" style:font-size-asian="12pt" style:font-name-complex="Courier New" style:font-size-complex="12pt"/>
    </style:style>
    <style:style style:name="T70" style:family="text">
      <style:text-properties style:font-name="Courier New" fo:font-size="12pt" officeooo:rsid="03b06de9" style:font-size-asian="12pt" style:font-name-complex="Courier New" style:font-size-complex="12pt"/>
    </style:style>
    <style:style style:name="T71" style:family="text">
      <style:text-properties style:font-name="Courier New" fo:font-size="12pt" officeooo:rsid="03b1cb66" style:font-size-asian="12pt" style:font-name-complex="Courier New" style:font-size-complex="12pt"/>
    </style:style>
    <style:style style:name="T72" style:family="text">
      <style:text-properties style:font-name="Courier New" fo:font-size="12pt" officeooo:rsid="03b37261" style:font-size-asian="12pt" style:font-name-complex="Courier New" style:font-size-complex="12pt"/>
    </style:style>
    <style:style style:name="T73" style:family="text">
      <style:text-properties style:font-name="Courier New" fo:font-size="12pt" officeooo:rsid="03b458b1" style:font-size-asian="12pt" style:font-name-complex="Courier New" style:font-size-complex="12pt"/>
    </style:style>
    <style:style style:name="T74" style:family="text">
      <style:text-properties style:font-name="Courier New" fo:font-size="12pt" officeooo:rsid="03b464b9" style:font-size-asian="12pt" style:font-name-complex="Courier New" style:font-size-complex="12pt"/>
    </style:style>
    <style:style style:name="T75" style:family="text">
      <style:text-properties style:font-name="Courier New" fo:font-size="12pt" officeooo:rsid="03b560b5" style:font-size-asian="12pt" style:font-name-complex="Courier New" style:font-size-complex="12pt"/>
    </style:style>
    <style:style style:name="T76" style:family="text">
      <style:text-properties style:font-name="Courier New" fo:font-size="12pt" officeooo:rsid="03b6a3bd" style:font-size-asian="12pt" style:font-name-complex="Courier New" style:font-size-complex="12pt"/>
    </style:style>
    <style:style style:name="T77" style:family="text">
      <style:text-properties style:font-name="Courier New" fo:font-size="12pt" officeooo:rsid="03bd119c" style:font-size-asian="12pt" style:font-name-complex="Courier New" style:font-size-complex="12pt"/>
    </style:style>
    <style:style style:name="T78" style:family="text">
      <style:text-properties style:font-name="Courier New" fo:font-size="12pt" officeooo:rsid="03c08dff" style:font-size-asian="12pt" style:font-name-complex="Courier New" style:font-size-complex="12pt"/>
    </style:style>
    <style:style style:name="T79" style:family="text">
      <style:text-properties style:font-name="Courier New" fo:font-size="12pt" officeooo:rsid="03c38dbe" style:font-size-asian="12pt" style:font-name-complex="Courier New" style:font-size-complex="12pt"/>
    </style:style>
    <style:style style:name="T80" style:family="text">
      <style:text-properties style:font-name="Courier New" fo:font-size="12pt" officeooo:rsid="03c5b000" style:font-size-asian="12pt" style:font-name-complex="Courier New" style:font-size-complex="12pt"/>
    </style:style>
    <style:style style:name="T81" style:family="text">
      <style:text-properties style:font-name="Courier New" fo:font-size="12pt" officeooo:rsid="03c73a51" style:font-size-asian="12pt" style:font-name-complex="Courier New" style:font-size-complex="12pt"/>
    </style:style>
    <style:style style:name="T82" style:family="text">
      <style:text-properties style:font-name="Courier New" fo:font-size="12pt" officeooo:rsid="03c8db51" style:font-size-asian="12pt" style:font-name-complex="Courier New" style:font-size-complex="12pt"/>
    </style:style>
    <style:style style:name="T83" style:family="text">
      <style:text-properties style:font-name="Courier New" fo:font-size="12pt" officeooo:rsid="03ca9fc2" style:font-size-asian="12pt" style:font-name-complex="Courier New" style:font-size-complex="12pt"/>
    </style:style>
    <style:style style:name="T84" style:family="text">
      <style:text-properties style:font-name="Courier New" fo:font-size="12pt" officeooo:rsid="03cafefa" style:font-size-asian="12pt" style:font-name-complex="Courier New" style:font-size-complex="12pt"/>
    </style:style>
    <style:style style:name="T85" style:family="text">
      <style:text-properties style:font-name="Courier New" fo:font-size="12pt" officeooo:rsid="03cc1e0d" style:font-size-asian="12pt" style:font-name-complex="Courier New" style:font-size-complex="12pt"/>
    </style:style>
    <style:style style:name="T86" style:family="text">
      <style:text-properties style:font-name="Courier New" fo:font-size="12pt" officeooo:rsid="03ccc572" style:font-size-asian="12pt" style:font-name-complex="Courier New" style:font-size-complex="12pt"/>
    </style:style>
    <style:style style:name="T87" style:family="text">
      <style:text-properties style:font-name="Courier New" fo:font-size="12pt" officeooo:rsid="03ce1dcf" style:font-size-asian="12pt" style:font-name-complex="Courier New" style:font-size-complex="12pt"/>
    </style:style>
    <style:style style:name="T88" style:family="text">
      <style:text-properties style:font-name="Courier New" fo:font-size="12pt" officeooo:rsid="03cf1730" style:font-size-asian="12pt" style:font-name-complex="Courier New" style:font-size-complex="12pt"/>
    </style:style>
    <style:style style:name="T89" style:family="text">
      <style:text-properties style:font-name="Courier New" fo:font-size="12pt" officeooo:rsid="03d022d3" style:font-size-asian="12pt" style:font-name-complex="Courier New" style:font-size-complex="12pt"/>
    </style:style>
    <style:style style:name="T90" style:family="text">
      <style:text-properties style:font-name="Courier New" fo:font-size="12pt" officeooo:rsid="03d19504" style:font-size-asian="12pt" style:font-name-complex="Courier New" style:font-size-complex="12pt"/>
    </style:style>
    <style:style style:name="T91" style:family="text">
      <style:text-properties style:font-name="Courier New" fo:font-size="12pt" officeooo:rsid="03d36e5c" style:font-size-asian="12pt" style:font-name-complex="Courier New" style:font-size-complex="12pt"/>
    </style:style>
    <style:style style:name="T92" style:family="text">
      <style:text-properties style:font-name="Courier New" fo:font-size="12pt" officeooo:rsid="03d54760" style:font-size-asian="12pt" style:font-name-complex="Courier New" style:font-size-complex="12pt"/>
    </style:style>
    <style:style style:name="T93" style:family="text">
      <style:text-properties style:font-name="Courier New" fo:font-size="12pt" officeooo:rsid="03ddd4ad" style:font-size-asian="12pt" style:font-name-complex="Courier New" style:font-size-complex="12pt"/>
    </style:style>
    <style:style style:name="T94" style:family="text">
      <style:text-properties style:font-name="Courier New" fo:font-size="12pt" officeooo:rsid="03deab25" style:font-size-asian="12pt" style:font-name-complex="Courier New" style:font-size-complex="12pt"/>
    </style:style>
    <style:style style:name="T95" style:family="text">
      <style:text-properties style:font-name="Courier New" fo:font-size="12pt" officeooo:rsid="03dfe0b3" style:font-size-asian="12pt" style:font-name-complex="Courier New" style:font-size-complex="12pt"/>
    </style:style>
    <style:style style:name="T96" style:family="text">
      <style:text-properties style:font-name="Courier New" fo:font-size="12pt" officeooo:rsid="03e1b3c6" style:font-size-asian="12pt" style:font-name-complex="Courier New" style:font-size-complex="12pt"/>
    </style:style>
    <style:style style:name="T97" style:family="text">
      <style:text-properties style:font-name="Courier New" fo:font-size="12pt" officeooo:rsid="03e938de" style:font-size-asian="12pt" style:font-name-complex="Courier New" style:font-size-complex="12pt"/>
    </style:style>
    <style:style style:name="T98" style:family="text">
      <style:text-properties style:font-name="Courier New" fo:font-size="12pt" officeooo:rsid="03eafa54" style:font-size-asian="12pt" style:font-name-complex="Courier New" style:font-size-complex="12pt"/>
    </style:style>
    <style:style style:name="T99" style:family="text">
      <style:text-properties style:font-name="Courier New" fo:font-size="12pt" officeooo:rsid="03edb3f5" style:font-size-asian="12pt" style:font-name-complex="Courier New" style:font-size-complex="12pt"/>
    </style:style>
    <style:style style:name="T100" style:family="text">
      <style:text-properties style:font-name="Courier New" fo:font-size="12pt" officeooo:rsid="03f34c75" style:font-size-asian="12pt" style:font-name-complex="Courier New" style:font-size-complex="12pt"/>
    </style:style>
    <style:style style:name="T101" style:family="text">
      <style:text-properties style:font-name="Courier New" fo:font-size="12pt" officeooo:rsid="03fc39dd" style:font-size-asian="12pt" style:font-name-complex="Courier New" style:font-size-complex="12pt"/>
    </style:style>
    <style:style style:name="T102" style:family="text">
      <style:text-properties style:font-name="Courier New" fo:font-size="12pt" officeooo:rsid="03ff1747" style:font-size-asian="12pt" style:font-name-complex="Courier New" style:font-size-complex="12pt"/>
    </style:style>
    <style:style style:name="T103" style:family="text">
      <style:text-properties style:font-name="Courier New" fo:font-size="12pt" officeooo:rsid="03ff9622" style:font-size-asian="12pt" style:font-name-complex="Courier New" style:font-size-complex="12pt"/>
    </style:style>
    <style:style style:name="T104" style:family="text">
      <style:text-properties style:font-name="Courier New" fo:font-size="12pt" officeooo:rsid="04016f25" style:font-size-asian="12pt" style:font-name-complex="Courier New" style:font-size-complex="12pt"/>
    </style:style>
    <style:style style:name="T105" style:family="text">
      <style:text-properties style:font-name="Courier New" fo:font-size="12pt" officeooo:rsid="040259c3" style:font-size-asian="12pt" style:font-name-complex="Courier New" style:font-size-complex="12pt"/>
    </style:style>
    <style:style style:name="T106" style:family="text">
      <style:text-properties style:font-name="Courier New" fo:font-size="12pt" officeooo:rsid="04040d79" style:font-size-asian="12pt" style:font-name-complex="Courier New" style:font-size-complex="12pt"/>
    </style:style>
    <style:style style:name="T107" style:family="text">
      <style:text-properties style:font-name="Courier New" fo:font-size="12pt" officeooo:rsid="0404c3a1" style:font-size-asian="12pt" style:font-name-complex="Courier New" style:font-size-complex="12pt"/>
    </style:style>
    <style:style style:name="T108" style:family="text">
      <style:text-properties style:font-name="Courier New" fo:font-size="12pt" officeooo:rsid="04069ad4" style:font-size-asian="12pt" style:font-name-complex="Courier New" style:font-size-complex="12pt"/>
    </style:style>
    <style:style style:name="T109" style:family="text">
      <style:text-properties style:font-name="Courier New" fo:font-size="12pt" officeooo:rsid="040ae7b7" style:font-size-asian="12pt" style:font-name-complex="Courier New" style:font-size-complex="12pt"/>
    </style:style>
    <style:style style:name="T110" style:family="text">
      <style:text-properties style:font-name="Courier New" fo:font-size="12pt" officeooo:rsid="040b8f12" style:font-size-asian="12pt" style:font-name-complex="Courier New" style:font-size-complex="12pt"/>
    </style:style>
    <style:style style:name="T111" style:family="text">
      <style:text-properties style:font-name="Courier New" fo:font-size="12pt" officeooo:rsid="040cedfc" style:font-size-asian="12pt" style:font-name-complex="Courier New" style:font-size-complex="12pt"/>
    </style:style>
    <style:style style:name="T112" style:family="text">
      <style:text-properties style:font-name="Courier New" fo:font-size="12pt" officeooo:rsid="0415bc36" style:font-size-asian="12pt" style:font-name-complex="Courier New" style:font-size-complex="12pt"/>
    </style:style>
    <style:style style:name="T113" style:family="text">
      <style:text-properties style:font-name="Courier New" fo:font-size="12pt" officeooo:rsid="0419a47c" style:font-size-asian="12pt" style:font-name-complex="Courier New" style:font-size-complex="12pt"/>
    </style:style>
    <style:style style:name="T114" style:family="text">
      <style:text-properties style:font-name="Courier New" fo:font-size="12pt" officeooo:rsid="041c3c24" style:font-size-asian="12pt" style:font-name-complex="Courier New" style:font-size-complex="12pt"/>
    </style:style>
    <style:style style:name="T115" style:family="text">
      <style:text-properties style:font-name="Courier New" fo:font-size="12pt" officeooo:rsid="041de0f7" style:font-size-asian="12pt" style:font-name-complex="Courier New" style:font-size-complex="12pt"/>
    </style:style>
    <style:style style:name="T116" style:family="text">
      <style:text-properties style:font-name="Courier New" fo:font-size="12pt" officeooo:rsid="041f51b0" style:font-size-asian="12pt" style:font-name-complex="Courier New" style:font-size-complex="12pt"/>
    </style:style>
    <style:style style:name="T117" style:family="text">
      <style:text-properties style:font-name="Courier New" fo:font-size="12pt" officeooo:rsid="042014a3" style:font-size-asian="12pt" style:font-name-complex="Courier New" style:font-size-complex="12pt"/>
    </style:style>
    <style:style style:name="T118" style:family="text">
      <style:text-properties style:font-name="Courier New" fo:font-size="12pt" officeooo:rsid="04215f75" style:font-size-asian="12pt" style:font-name-complex="Courier New" style:font-size-complex="12pt"/>
    </style:style>
    <style:style style:name="T119" style:family="text">
      <style:text-properties style:font-name="Courier New" fo:font-size="12pt" officeooo:rsid="0423c7a6" style:font-size-asian="12pt" style:font-name-complex="Courier New" style:font-size-complex="12pt"/>
    </style:style>
    <style:style style:name="T120" style:family="text">
      <style:text-properties style:font-name="Courier New" fo:font-size="12pt" officeooo:rsid="04258e1b" style:font-size-asian="12pt" style:font-name-complex="Courier New" style:font-size-complex="12pt"/>
    </style:style>
    <style:style style:name="T121" style:family="text">
      <style:text-properties style:font-name="Courier New" fo:font-size="12pt" officeooo:rsid="04275f52" style:font-size-asian="12pt" style:font-name-complex="Courier New" style:font-size-complex="12pt"/>
    </style:style>
    <style:style style:name="T122" style:family="text">
      <style:text-properties style:font-name="Courier New" fo:font-size="12pt" officeooo:rsid="04285585" style:font-size-asian="12pt" style:font-name-complex="Courier New" style:font-size-complex="12pt"/>
    </style:style>
    <style:style style:name="T123" style:family="text">
      <style:text-properties style:font-name="Courier New" fo:font-size="12pt" officeooo:rsid="0428ba73" style:font-size-asian="12pt" style:font-name-complex="Courier New" style:font-size-complex="12pt"/>
    </style:style>
    <style:style style:name="T124" style:family="text">
      <style:text-properties style:font-name="Courier New" fo:font-size="12pt" officeooo:rsid="042b5c7c" style:font-size-asian="12pt" style:font-name-complex="Courier New" style:font-size-complex="12pt"/>
    </style:style>
    <style:style style:name="T125" style:family="text">
      <style:text-properties style:font-name="Courier New" fo:font-size="12pt" officeooo:rsid="042cdb38" style:font-size-asian="12pt" style:font-name-complex="Courier New" style:font-size-complex="12pt"/>
    </style:style>
    <style:style style:name="T126" style:family="text">
      <style:text-properties style:font-name="Courier New" fo:font-size="12pt" officeooo:rsid="042d66f7" style:font-size-asian="12pt" style:font-name-complex="Courier New" style:font-size-complex="12pt"/>
    </style:style>
    <style:style style:name="T127" style:family="text">
      <style:text-properties style:font-name="Courier New" fo:font-size="12pt" officeooo:rsid="042e9d59" style:font-size-asian="12pt" style:font-name-complex="Courier New" style:font-size-complex="12pt"/>
    </style:style>
    <style:style style:name="T128" style:family="text">
      <style:text-properties style:font-name="Courier New" fo:font-size="12pt" officeooo:rsid="043052e6" style:font-size-asian="12pt" style:font-name-complex="Courier New" style:font-size-complex="12pt"/>
    </style:style>
    <style:style style:name="T129" style:family="text">
      <style:text-properties style:font-name="Courier New" fo:font-size="12pt" fo:font-style="italic" officeooo:rsid="03119e49" style:font-size-asian="12pt" style:font-style-asian="italic" style:font-name-complex="Courier New" style:font-size-complex="12pt" style:font-style-complex="italic"/>
    </style:style>
    <style:style style:name="T130" style:family="text">
      <style:text-properties style:font-name="Courier New" fo:font-size="12pt" fo:font-weight="normal" officeooo:rsid="03f34c75" style:font-size-asian="12pt" style:font-weight-asian="normal" style:font-name-complex="Courier New" style:font-size-complex="12pt" style:font-weight-complex="normal"/>
    </style:style>
    <style:style style:name="T131" style:family="text">
      <style:text-properties style:font-name="Courier New" fo:font-size="12pt" fo:font-weight="normal" officeooo:rsid="03f3def6" style:font-size-asian="12pt" style:font-weight-asian="normal" style:font-name-complex="Courier New" style:font-size-complex="12pt" style:font-weight-complex="normal"/>
    </style:style>
    <style:style style:name="T132" style:family="text">
      <style:text-properties style:font-name="Courier New" fo:font-size="12pt" fo:font-weight="normal" officeooo:rsid="03f58bc4" style:font-size-asian="12pt" style:font-weight-asian="normal" style:font-name-complex="Courier New" style:font-size-complex="12pt" style:font-weight-complex="normal"/>
    </style:style>
    <style:style style:name="T133" style:family="text">
      <style:text-properties style:font-name="Courier New" fo:font-size="12pt" fo:font-weight="normal" officeooo:rsid="03f5cb16" style:font-size-asian="12pt" style:font-weight-asian="normal" style:font-name-complex="Courier New" style:font-size-complex="12pt" style:font-weight-complex="normal"/>
    </style:style>
    <style:style style:name="T134" style:family="text">
      <style:text-properties style:font-name="Courier New" fo:font-size="12pt" fo:font-weight="normal" officeooo:rsid="03f7b464" style:font-size-asian="12pt" style:font-weight-asian="normal" style:font-name-complex="Courier New" style:font-size-complex="12pt" style:font-weight-complex="normal"/>
    </style:style>
    <style:style style:name="T135" style:family="text">
      <style:text-properties style:font-name="Courier New" fo:font-size="12pt" fo:font-weight="normal" officeooo:rsid="03f7ca3a" style:font-size-asian="12pt" style:font-weight-asian="normal" style:font-name-complex="Courier New" style:font-size-complex="12pt" style:font-weight-complex="normal"/>
    </style:style>
    <style:style style:name="T136" style:family="text">
      <style:text-properties style:font-name="Courier New" fo:font-size="12pt" fo:font-weight="normal" officeooo:rsid="03f7e00b" style:font-size-asian="12pt" style:font-weight-asian="normal" style:font-name-complex="Courier New" style:font-size-complex="12pt" style:font-weight-complex="normal"/>
    </style:style>
    <style:style style:name="T137" style:family="text">
      <style:text-properties style:font-name="Courier New" fo:font-size="12pt" fo:font-weight="normal" officeooo:rsid="03f96644" style:font-size-asian="12pt" style:font-weight-asian="normal" style:font-name-complex="Courier New" style:font-size-complex="12pt" style:font-weight-complex="normal"/>
    </style:style>
    <style:style style:name="T138" style:family="text">
      <style:text-properties style:font-name="Courier New" fo:font-size="12pt" fo:font-weight="normal" officeooo:rsid="03f9abe8" style:font-size-asian="12pt" style:font-weight-asian="normal" style:font-name-complex="Courier New" style:font-size-complex="12pt" style:font-weight-complex="normal"/>
    </style:style>
    <style:style style:name="T139" style:family="text">
      <style:text-properties style:font-name="Courier New" fo:font-size="12pt" fo:font-weight="normal" officeooo:rsid="03fa2253" style:font-size-asian="12pt" style:font-weight-asian="normal" style:font-name-complex="Courier New" style:font-size-complex="12pt" style:font-weight-complex="normal"/>
    </style:style>
    <style:style style:name="T140" style:family="text">
      <style:text-properties style:font-name="Courier New" fo:font-size="12pt" fo:font-weight="normal" officeooo:rsid="03fbe0cb" style:font-size-asian="12pt" style:font-weight-asian="normal" style:font-name-complex="Courier New" style:font-size-complex="12pt" style:font-weight-complex="normal"/>
    </style:style>
    <style:style style:name="T141" style:family="text">
      <style:text-properties style:text-position="super 58%" style:font-name="Courier New" fo:font-size="12pt" officeooo:rsid="001fe225" style:font-size-asian="12pt" style:font-name-complex="Courier New" style:font-size-complex="12pt"/>
    </style:style>
    <style:style style:name="T142" style:family="text">
      <style:text-properties style:text-position="super 58%" style:font-name="Courier New" fo:font-size="12pt" officeooo:rsid="03ddd4ad" style:font-size-asian="12pt" style:font-name-complex="Courier New" style:font-size-complex="12pt"/>
    </style:style>
    <style:style style:name="T143" style:family="text">
      <style:text-properties officeooo:rsid="00235583"/>
    </style:style>
    <style:style style:name="T144" style:family="text">
      <style:text-properties officeooo:rsid="002474aa"/>
    </style:style>
    <style:style style:name="T145" style:family="text">
      <style:text-properties officeooo:rsid="002543ac"/>
    </style:style>
    <style:style style:name="T146" style:family="text">
      <style:text-properties officeooo:rsid="002892cd"/>
    </style:style>
    <style:style style:name="T147" style:family="text">
      <style:text-properties officeooo:rsid="00492e46"/>
    </style:style>
    <style:style style:name="T148" style:family="text">
      <style:text-properties officeooo:rsid="0049d003"/>
    </style:style>
    <style:style style:name="T149" style:family="text">
      <style:text-properties officeooo:rsid="01724151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officeooo:rsid="03119e49" style:font-style-asian="italic" style:font-style-complex="italic"/>
    </style:style>
    <style:style style:name="T152" style:family="text">
      <style:text-properties officeooo:rsid="02697670"/>
    </style:style>
    <style:style style:name="T153" style:family="text">
      <style:text-properties officeooo:rsid="0270201e"/>
    </style:style>
    <style:style style:name="T154" style:family="text">
      <style:text-properties officeooo:rsid="0271eb6b"/>
    </style:style>
    <style:style style:name="T155" style:family="text">
      <style:text-properties officeooo:rsid="029b4b57"/>
    </style:style>
    <style:style style:name="T156" style:family="text">
      <style:text-properties officeooo:rsid="02ac6674"/>
    </style:style>
    <style:style style:name="T157" style:family="text">
      <style:text-properties officeooo:rsid="03119e49"/>
    </style:style>
    <style:style style:name="T158" style:family="text">
      <style:text-properties officeooo:rsid="0382bb3b"/>
    </style:style>
    <style:style style:name="T159" style:family="text">
      <style:text-properties officeooo:rsid="039e01db"/>
    </style:style>
    <style:style style:name="T160" style:family="text">
      <style:text-properties officeooo:rsid="039f25f4"/>
    </style:style>
    <style:style style:name="T161" style:family="text">
      <style:text-properties officeooo:rsid="03a112ed"/>
    </style:style>
    <style:style style:name="T162" style:family="text">
      <style:text-properties officeooo:rsid="03a1b8a7"/>
    </style:style>
    <style:style style:name="T163" style:family="text">
      <style:text-properties officeooo:rsid="03a4e083"/>
    </style:style>
    <style:style style:name="T164" style:family="text">
      <style:text-properties officeooo:rsid="03a676eb"/>
    </style:style>
    <style:style style:name="T165" style:family="text">
      <style:text-properties officeooo:rsid="03a81a7d"/>
    </style:style>
    <style:style style:name="T166" style:family="text">
      <style:text-properties officeooo:rsid="03aa8091"/>
    </style:style>
    <style:style style:name="T167" style:family="text">
      <style:text-properties officeooo:rsid="03ab3dfb"/>
    </style:style>
    <style:style style:name="T168" style:family="text">
      <style:text-properties officeooo:rsid="03ac88c9"/>
    </style:style>
    <style:style style:name="T169" style:family="text">
      <style:text-properties officeooo:rsid="03b014b7"/>
    </style:style>
    <style:style style:name="T170" style:family="text">
      <style:text-properties officeooo:rsid="03b560b5"/>
    </style:style>
    <style:style style:name="T171" style:family="text">
      <style:text-properties officeooo:rsid="03b6a3bd"/>
    </style:style>
    <style:style style:name="T172" style:family="text">
      <style:text-properties officeooo:rsid="03bafc24"/>
    </style:style>
    <style:style style:name="T173" style:family="text">
      <style:text-properties officeooo:rsid="03c19027"/>
    </style:style>
    <style:style style:name="T174" style:family="text">
      <style:text-properties officeooo:rsid="03cc1e0d"/>
    </style:style>
    <style:style style:name="T175" style:family="text">
      <style:text-properties officeooo:rsid="03cf7785"/>
    </style:style>
    <style:style style:name="T176" style:family="text">
      <style:text-properties officeooo:rsid="03d18aea"/>
    </style:style>
    <style:style style:name="T177" style:family="text">
      <style:text-properties officeooo:rsid="03d65613"/>
    </style:style>
    <style:style style:name="T178" style:family="text">
      <style:text-properties officeooo:rsid="03d66ee9"/>
    </style:style>
    <style:style style:name="T179" style:family="text">
      <style:text-properties officeooo:rsid="03d83d4c"/>
    </style:style>
    <style:style style:name="T180" style:family="text">
      <style:text-properties officeooo:rsid="03dcc692"/>
    </style:style>
    <style:style style:name="T181" style:family="text">
      <style:text-properties officeooo:rsid="03e1b3c6"/>
    </style:style>
    <style:style style:name="T182" style:family="text">
      <style:text-properties officeooo:rsid="03e31e50"/>
    </style:style>
    <style:style style:name="T183" style:family="text">
      <style:text-properties officeooo:rsid="03e673bf"/>
    </style:style>
    <style:style style:name="T184" style:family="text">
      <style:text-properties officeooo:rsid="03e758c7"/>
    </style:style>
    <style:style style:name="T185" style:family="text">
      <style:text-properties officeooo:rsid="03e93c54"/>
    </style:style>
    <style:style style:name="T186" style:family="text">
      <style:text-properties officeooo:rsid="03edb3f5"/>
    </style:style>
    <style:style style:name="T187" style:family="text">
      <style:text-properties officeooo:rsid="03f0391e"/>
    </style:style>
    <style:style style:name="T188" style:family="text">
      <style:text-properties officeooo:rsid="03f34c75"/>
    </style:style>
    <style:style style:name="T189" style:family="text">
      <style:text-properties officeooo:rsid="03fd2ba7"/>
    </style:style>
    <style:style style:name="T190" style:family="text">
      <style:text-properties officeooo:rsid="04016f25"/>
    </style:style>
    <style:style style:name="T191" style:family="text">
      <style:text-properties officeooo:rsid="04069ad4"/>
    </style:style>
    <style:style style:name="T192" style:family="text">
      <style:text-properties officeooo:rsid="04107dbe"/>
    </style:style>
    <style:style style:name="T193" style:family="text">
      <style:text-properties officeooo:rsid="0414ad41"/>
    </style:style>
    <style:style style:name="T194" style:family="text">
      <style:text-properties officeooo:rsid="042014a3"/>
    </style:style>
    <style:style style:name="T195" style:family="text">
      <style:text-properties officeooo:rsid="042683b3"/>
    </style:style>
    <style:style style:name="T196" style:family="text">
      <style:text-properties officeooo:rsid="042977e4"/>
    </style:style>
    <style:style style:name="T197" style:family="text">
      <style:text-properties officeooo:rsid="03a1a8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Lisa: MaryAnn K. – Always concerned about everyone. <text:span text:style-name="T160">Happy, friendly, bubbly.</text:span> Smartest kid in the class. Like Mary in <text:span text:style-name="T150">Something About Mary</text:span>. </text:p>
      <text:p text:style-name="P119">Steve: <text:span text:style-name="T161">Chris D. -</text:span> Jock who is always goofing around, doing rowdy teenage things, especially if his brother starts something.</text:p>
      <text:p text:style-name="P119">Ken: <text:span text:style-name="T161">Joel Z. -</text:span> Twin of Steve. Class clown, always trying to get everyone to laugh. </text:p>
      <text:p text:style-name="P118">Jenny: <text:s/><text:span text:style-name="T159">Abigayle R. - Everyone's friend. Cheerleader who hangs out with the good smart kids and the goof-off jocks.</text:span></text:p>
      <text:p text:style-name="P121"><text:span text:style-name="T164">Luke</text:span>: True W. - Lisa's competition for valedictorian. Responsible student leader.</text:p>
      <text:p text:style-name="P120">Kelly: Brianna Lynn P. – Smart kid, <text:span text:style-name="T182">sensible</text:span>. <text:span text:style-name="T163">One of Lisa's good friends.</text:span></text:p>
      <text:p text:style-name="P115"><text:span text:style-name="T197">Becky: Diana H. – Grouchy cheerleader.</text:span></text:p>
      <text:p text:style-name="P114"><text:span text:style-name="T162">Chrissy</text:span>s: Winter S, Jessica P, <text:s/>– Goof off cheerleaders. Always trying to please Becky. The <text:span text:style-name="T162">Chrissy</text:span>s and the Oldham twins like to make each other laugh.</text:p>
      <text:p text:style-name="P116">Gina: <text:span text:style-name="T183">Christina M. -</text:span> Luke's good friend</text:p>
      <text:p text:style-name="P115"/>
      <text:h text:style-name="P126" text:outline-level="3"><text:span text:style-name="T7">LISA</text:span><text:span text:style-name="T6">’S </text:span><text:span text:style-name="T8">80S CATHOLIC</text:span><text:span text:style-name="T6"> HIGH SCHOOL MOVIE</text:span></text:h>
      <text:h text:style-name="P127" text:outline-level="3">BY LISA SCHAEFER</text:h>
      <text:h text:style-name="P152" text:outline-level="2">Episode 1: Ken in a Hole</text:h>
      <text:h text:style-name="P127" text:outline-level="3">EXT. <text:span text:style-name="T147">SIDEWALK ALONGSIDE</text:span> BOURGADE</text:h>
      <text:p text:style-name="P15"><text:span text:style-name="T50">Everyone's excited to get out of school and </text:span><text:span text:style-name="T52">goof</text:span><text:span text:style-name="T50"> around the neighborhood!</text:span></text:p>
      <text:h text:style-name="P128" text:outline-level="3"><text:span text:style-name="T187">LONG</text:span> SHOT <text:span text:style-name="T190">BOURGADE SIGN</text:span></text:h>
      <text:p text:style-name="P38"><text:span text:style-name="T103">KIDS </text:span><text:span text:style-name="T104">walk north on the sidewalk</text:span><text:span text:style-name="T102">. </text:span><text:span text:style-name="T105">Camera faces north.</text:span></text:p>
      <text:p text:style-name="P73">KIDS</text:p>
      <text:p text:style-name="P122">Shouting &amp; cheering </text:p>
      <text:h text:style-name="P128" text:outline-level="3"><text:span text:style-name="T187">LONG</text:span> SHOT TEACHER<text:span text:style-name="T187">S</text:span></text:h>
      <text:p text:style-name="P39"><text:span text:style-name="T106">Camera faces west into the alley. </text:span><text:span text:style-name="T103">TEACHERS stand in alley </text:span><text:span text:style-name="T110">on the right of the screen</text:span><text:span text:style-name="T103"> as KIDS </text:span><text:span text:style-name="T109">walk</text:span><text:span text:style-name="T103"> pas</text:span><text:span text:style-name="T109">t on sidewalk</text:span><text:span text:style-name="T103">. </text:span><text:span text:style-name="T51">H</text:span><text:span text:style-name="T12">igh school kids </text:span><text:span text:style-name="T50">dressed </text:span><text:span text:style-name="T51">as though they came from the</text:span><text:span text:style-name="T50"> 80s or</text:span><text:span text:style-name="T12"> in white polo shirts </text:span><text:span text:style-name="T51">and </text:span><text:span text:style-name="T50">uniform</text:span><text:span text:style-name="T12"> skirts or navy blue </text:span><text:span text:style-name="T79">or khaki</text:span><text:span text:style-name="T12"> pants </text:span><text:span text:style-name="T79">or shorts </text:span><text:span text:style-name="T13">walk, </text:span><text:span text:style-name="T51">run, jump around. </text:span></text:p>
      <text:p text:style-name="P39"><text:span text:style-name="T22">LISA </text:span><text:span text:style-name="T43">and</text:span><text:span text:style-name="T22"> </text:span><text:span text:style-name="T58">KELLY</text:span><text:span text:style-name="T22">,</text:span><text:span text:style-name="T26"> </text:span><text:span text:style-name="T35">smart</text:span><text:span text:style-name="T26"> kids,</text:span><text:span text:style-name="T58"> </text:span><text:span text:style-name="T80">are among the first to leave</text:span><text:span text:style-name="T59">. </text:span><text:span text:style-name="T52">They head</text:span><text:span text:style-name="T13"> north on 31</text:span><text:span text:style-name="T141">st</text:span><text:span text:style-name="T13"> Ave. </text:span><text:span text:style-name="T102">Go behind camera and walk past again.</text:span></text:p>
      <text:p text:style-name="P70">KIDS</text:p>
      <text:p text:style-name="P123">Shouting &amp; cheering </text:p>
      <text:p text:style-name="P34"><text:span text:style-name="T82">Lisa carries an algebra book.</text:span><text:span text:style-name="T59"> </text:span><text:span text:style-name="T81">Happy and enthusiastic, t</text:span><text:span text:style-name="T80">hey are a little more calm than the kids who burst onto the sidewalk from behind them.</text:span></text:p>
      <text:h text:style-name="P129" text:outline-level="3"><text:soft-page-break/><text:span text:style-name="T188">VERY CLOSE</text:span> SHOT <text:span text:style-name="T188">KIDS </text:span></text:h>
      <text:p text:style-name="P37"><text:span text:style-name="T103">Camera faces south. Teachers are in background. </text:span><text:span text:style-name="T83">Kids</text:span><text:span text:style-name="T57"> </text:span><text:span text:style-name="T100">run</text:span><text:span text:style-name="T57"> </text:span><text:span text:style-name="T100">up to the camera, making faces, shouting stuff</text:span><text:span text:style-name="T52">.</text:span><text:span text:style-name="T12"> </text:span></text:p>
      <text:p text:style-name="P72">KIDS</text:p>
      <text:p text:style-name="P112"><text:span text:style-name="T133">Where's the beef</text:span><text:span text:style-name="T130">! Gerard sucks! </text:span><text:span text:style-name="T131">Jesus rocks! </text:span><text:span text:style-name="T132">Van Halen! </text:span><text:span text:style-name="T134">Gnarley! Gag me with a spoon. </text:span><text:span text:style-name="T135">Lame! </text:span><text:span text:style-name="T136">Party Hardy! </text:span><text:span text:style-name="T137">Totally to the max! </text:span><text:span text:style-name="T138">Tubular! </text:span><text:span text:style-name="T139">Pity the fool! </text:span><text:span text:style-name="T140">I want my MTV! Who ya gonna call!</text:span><text:span text:style-name="T11"> </text:span></text:p>
      <text:h text:style-name="P129" text:outline-level="3">MEDIUM SHOT TEACHER<text:span text:style-name="T191">S</text:span></text:h>
      <text:p text:style-name="P17"><text:span text:style-name="T107">Camera faces west. </text:span><text:span text:style-name="T83">Kids</text:span><text:span text:style-name="T57"> walk past </text:span><text:span text:style-name="T107">teachers</text:span><text:span text:style-name="T93">, </text:span><text:span text:style-name="T94">including MRS. MOORE, smart and professional,</text:span><text:span text:style-name="T52"> </text:span><text:span text:style-name="T57">as </text:span><text:span text:style-name="T93">t</text:span><text:span text:style-name="T108">eachers</text:span><text:span text:style-name="T52"> watch </text:span><text:span text:style-name="T93">the kids walk/</text:span><text:span text:style-name="T94">run</text:span><text:span text:style-name="T93"> up 31</text:span><text:span text:style-name="T142">st</text:span><text:span text:style-name="T93"> Ave. on the sidewalk</text:span><text:span text:style-name="T52">.</text:span><text:span text:style-name="T12"> </text:span><text:span text:style-name="T111">Gap in kids:</text:span></text:p>
      <text:p text:style-name="P69">MRS. MOORE</text:p>
      <text:p text:style-name="P113"><text:span text:style-name="T36">T</text:span><text:span text:style-name="T11">hank you for behaving yourselves during the </text:span><text:span text:style-name="T55">school</text:span><text:span text:style-name="T11"> walkathon!</text:span></text:p>
      <text:p text:style-name="P40"><text:span text:style-name="T94">STEVE, a goofy jock, </text:span><text:span text:style-name="T96">and CHRISSYS, cheerleaders, run past the teachers. </text:span><text:span text:style-name="T69">One of the Chrissys is wearing a man's straw hat.</text:span><text:span text:style-name="T94"> </text:span><text:span text:style-name="T96">Steve</text:span><text:span text:style-name="T94"> </text:span><text:span text:style-name="T95">grabs C</text:span><text:span text:style-name="T96">hrissy's</text:span><text:span text:style-name="T95"> hat</text:span><text:span text:style-name="T52">, </text:span><text:span text:style-name="T95">then gives it back to her.</text:span></text:p>
      <text:h text:style-name="P130" text:outline-level="3"><text:span text:style-name="T192">CLOSE</text:span> SHOT <text:span text:style-name="T189">STEVE</text:span></text:h>
      <text:p text:style-name="P124">Camera faces west. </text:p>
      <text:p text:style-name="P68">STEVE</text:p>
      <text:p text:style-name="P100">Psych!</text:p>
      <text:h text:style-name="P131" text:outline-level="3">MEDIUM <text:span text:style-name="T192">CLOSE</text:span> SHOT <text:span text:style-name="T189">STEVE AND CHRISSY</text:span></text:h>
      <text:p text:style-name="P41"><text:span text:style-name="T112">Camera faces west. A house is going to have to be in background. </text:span><text:span text:style-name="T96">Chrissy give Steve a dirty look and grabs the hat</text:span><text:span text:style-name="T95">. </text:span></text:p>
      <text:p text:style-name="P74"><text:span text:style-name="T1">TEACHER </text:span><text:span text:style-name="T4">(OS)</text:span></text:p>
      <text:p text:style-name="P106"><text:span text:style-name="T94">Steve, </text:span><text:span text:style-name="T95">What part of Behave did you not understand</text:span><text:span text:style-name="T11">!</text:span></text:p>
      <text:p text:style-name="P13"><text:span text:style-name="T5">Camera faces west. </text:span><text:span text:style-name="T1">The Chrissys laugh with Steve for getting yelled at.</text:span></text:p>
      <text:h text:style-name="P132" text:outline-level="3">MEDIUM <text:span text:style-name="T193">LONG</text:span> SHOT TEACHER<text:span text:style-name="T191">S</text:span></text:h>
      <text:p text:style-name="P41"><text:soft-page-break/><text:span text:style-name="T112">Camera faces west. </text:span><text:span text:style-name="T48">MARK</text:span><text:span text:style-name="T41"> </text:span><text:span text:style-name="T43">and </text:span><text:span text:style-name="T56">JENNY</text:span><text:span text:style-name="T21"> </text:span><text:span text:style-name="T55">romp</text:span><text:span text:style-name="T19"> past</text:span><text:span text:style-name="T27"> </text:span><text:span text:style-name="T55">Teacher</text:span><text:span text:style-name="T19">. </text:span><text:span text:style-name="T48">Mark</text:span><text:span text:style-name="T23"> claps, cheers everyone on as though he were on the sidelines of a sports match.</text:span></text:p>
      <text:p text:style-name="P55">MARK</text:p>
      <text:p text:style-name="P107"><text:span text:style-name="T20">W</text:span><text:span text:style-name="T11">alking for Jesus! Let's go, everyone! Walking for Jesus!</text:span></text:p>
      <text:p text:style-name="P9"><text:span text:style-name="T181">Mrs. Moore</text:span> shakes her head and smiles at Mark.</text:p>
      <text:p text:style-name="P16"><text:span text:style-name="T56">Jenny m</text:span><text:span text:style-name="T54">akes funky arm/</text:span><text:span text:style-name="T55">crooked hand</text:span><text:span text:style-name="T54"> movements</text:span><text:span text:style-name="T23">.</text:span></text:p>
      <text:p text:style-name="P56">JENNY</text:p>
      <text:p text:style-name="P107"><text:span text:style-name="T20">W</text:span><text:span text:style-name="T11">alk </text:span><text:span text:style-name="T53">like an Egyptian!</text:span></text:p>
      <text:h text:style-name="P133" text:outline-level="3"><text:span text:style-name="T188">VERY CLOSE</text:span> SHOT <text:span text:style-name="T188">KIDS </text:span></text:h>
      <text:p text:style-name="P35"><text:span text:style-name="T113">Camera faces southwest at wall. </text:span><text:span text:style-name="T83">Kids</text:span><text:span text:style-name="T57"> </text:span><text:span text:style-name="T100">run</text:span><text:span text:style-name="T57"> </text:span><text:span text:style-name="T100">up to the camera, making faces, shouting stuff</text:span><text:span text:style-name="T52">.</text:span><text:span text:style-name="T12"> </text:span></text:p>
      <text:p text:style-name="P71">KIDS</text:p>
      <text:p text:style-name="P111"><text:span text:style-name="T133">Where's the beef</text:span><text:span text:style-name="T130">! Gerard sucks! </text:span><text:span text:style-name="T131">Jesus rocks! </text:span><text:span text:style-name="T132">Van Halen! </text:span><text:span text:style-name="T134">Gnarley! Gag me with a spoon. </text:span><text:span text:style-name="T135">Lame! </text:span><text:span text:style-name="T136">Party Hardy! </text:span><text:span text:style-name="T137">Totally to the max! </text:span><text:span text:style-name="T138">Tubular! </text:span><text:span text:style-name="T139">Pity the fool! </text:span><text:span text:style-name="T140">I want my MTV! Who ya gonna call!</text:span><text:span text:style-name="T11"> </text:span></text:p>
      <text:p text:style-name="P35"><text:span text:style-name="T59">Lisa star</text:span><text:span text:style-name="T101">es</text:span><text:span text:style-name="T59"> into her algebra book.</text:span></text:p>
      <text:h text:style-name="P150" text:outline-level="3"><text:span text:style-name="T10">LONG</text:span><text:span text:style-name="T6"> SHOT WALL</text:span></text:h>
      <text:p text:style-name="P36"><text:span text:style-name="T114">Camera faces west. Kids run by. </text:span><text:span text:style-name="T80">Lisa and Kelly</text:span><text:span text:style-name="T58"> </text:span><text:span text:style-name="T59">walk past.</text:span></text:p>
      <text:h text:style-name="P134" text:outline-level="3">MEDIUM SHOT LISA AND KELLY</text:h>
      <text:p text:style-name="P18"><text:span text:style-name="T115">WALK Cam faces west on wall. </text:span><text:span text:style-name="T59">An exciting discovery! Lisa gets Kelly's attention and points in the book.</text:span><text:span text:style-name="T22"> </text:span></text:p>
      <text:p text:style-name="P48">LISA</text:p>
      <text:p text:style-name="P103"><text:span text:style-name="T36">We don't need to FOIL to solve number 5!</text:span><text:span text:style-name="T11"> </text:span><text:span text:style-name="T36">We can plug everything into the quadratic formula!</text:span></text:p>
      <text:p text:style-name="P10">Mark and Jenny come up behind Lisa and Kelly and pass them.</text:p>
      <text:p text:style-name="P67">JENNY</text:p>
      <text:p text:style-name="P104"><text:span text:style-name="T59">Lisa </text:span><text:span text:style-name="T71">figured out all</text:span><text:span text:style-name="T59"> the answer</text:span><text:span text:style-name="T71">s</text:span><text:span text:style-name="T59"> to the </text:span><text:span text:style-name="T63">algebra </text:span><text:span text:style-name="T59">homework</text:span><text:span text:style-name="T36">!</text:span></text:p>
      <text:h text:style-name="P135" text:outline-level="3"><text:soft-page-break/><text:span text:style-name="T165">CLOSE</text:span> SHOT LISA</text:h>
      <text:p text:style-name="P19"><text:span text:style-name="T11">Lisa looks at </text:span><text:span text:style-name="T99">Jenny</text:span><text:span text:style-name="T11">, smiles and </text:span><text:span text:style-name="T62">nods in</text:span><text:span text:style-name="T11"> agree</text:span><text:span text:style-name="T62">ment</text:span><text:span text:style-name="T11">.</text:span></text:p>
      <text:h text:style-name="P135" text:outline-level="3">MEDIUM <text:span text:style-name="T165">LONG</text:span> SHOT <text:span text:style-name="T165">STEVE, KEN, BECKY, JOCKS, CHRISSYS</text:span></text:h>
      <text:p text:style-name="P19"><text:span text:style-name="T115">CAR Cam faces north on CAR &amp; wall. </text:span><text:span text:style-name="T11">Mark and </text:span><text:span text:style-name="T84">Jenn</text:span><text:span text:style-name="T11">y run ahead toward</text:span><text:span text:style-name="T26"> a group of</text:span><text:span text:style-name="T19"> </text:span><text:span text:style-name="T31">JOCKS </text:span><text:span text:style-name="T60">and C</text:span><text:span text:style-name="T96">hrissys</text:span><text:span text:style-name="T61">.</text:span><text:span text:style-name="T26"> S</text:span><text:span text:style-name="T96">teve</text:span><text:span text:style-name="T26"> and KEN, twins, </text:span><text:span text:style-name="T61">are two of the Jocks</text:span><text:span text:style-name="T26">.</text:span><text:span text:style-name="T19"> </text:span></text:p>
      <text:h text:style-name="P135" text:outline-level="3"><text:span text:style-name="T174">CLOSE UP</text:span> <text:span text:style-name="T165">STEVE, KEN</text:span></text:h>
      <text:p text:style-name="P19"><text:span text:style-name="T116">WALK Cam faces west on </text:span><text:span text:style-name="T117">alley</text:span><text:span text:style-name="T116">. </text:span><text:span text:style-name="T85">Steve and Ken</text:span><text:span text:style-name="T11"> </text:span><text:span text:style-name="T19">make circle</text:span><text:span text:style-name="T24">s</text:span><text:span text:style-name="T19"> with thumb and forefinger and put it on </text:span><text:span text:style-name="T61">their own</text:span><text:span text:style-name="T19"> shoulder</text:span><text:span text:style-name="T61">s</text:span><text:span text:style-name="T19">. </text:span><text:span text:style-name="T20">They all </text:span><text:span text:style-name="T11">keep</text:span><text:span text:style-name="T20"> punch</text:span><text:span text:style-name="T11">ing</text:span><text:span text:style-name="T20"> each other </text:span><text:span text:style-name="T62">and shouting nonsense</text:span><text:span text:style-name="T20">.</text:span><text:span text:style-name="T19"> </text:span></text:p>
      <text:p text:style-name="P76"><text:span text:style-name="T23">S</text:span><text:span text:style-name="T24">TEVE</text:span></text:p>
      <text:p text:style-name="P101"><text:span text:style-name="T28">Hugh hugh</text:span><text:span text:style-name="T24">!</text:span></text:p>
      <text:p text:style-name="P54">KEN</text:p>
      <text:p text:style-name="P101"><text:span text:style-name="T24">Beetle beetle</text:span><text:span text:style-name="T11">!</text:span></text:p>
      <text:p text:style-name="P78"><text:span text:style-name="T23">S</text:span><text:span text:style-name="T24">TEVE</text:span></text:p>
      <text:p text:style-name="P102"><text:span text:style-name="T115">Easy</text:span><text:span text:style-name="T24">!</text:span></text:p>
      <text:h text:style-name="P136" text:outline-level="3">MEDIUM <text:span text:style-name="T165">LONG</text:span> SHOT <text:span text:style-name="T165">STEVE, KEN, BECKY, JOCKS, CHRISSYS</text:span></text:h>
      <text:p text:style-name="P29"><text:span text:style-name="T116">Cam faces west on </text:span><text:span text:style-name="T117">alley</text:span><text:span text:style-name="T116">. </text:span><text:span text:style-name="T24">The </text:span><text:span text:style-name="T62">Ch</text:span><text:span text:style-name="T48">rissy</text:span><text:span text:style-name="T62">s</text:span><text:span text:style-name="T24"> </text:span><text:span text:style-name="T65">laugh, </text:span><text:span text:style-name="T27">do cheer</text:span><text:span text:style-name="T24"> jump</text:span><text:span text:style-name="T27">s</text:span><text:span text:style-name="T24">, flash their crotches at Ken by lifting their skirts </text:span><text:span text:style-name="T65">and quickly putting them back down</text:span><text:span text:style-name="T24">.</text:span><text:span text:style-name="T65"> B</text:span><text:span text:style-name="T67">ECKY</text:span><text:span text:style-name="T65"> laughs with them. </text:span><text:span text:style-name="T71">They all love to do silly things to make each other laugh.</text:span></text:p>
      <text:h text:style-name="P137" text:outline-level="3"><text:span text:style-name="T166">CLOSE</text:span> SHOT <text:span text:style-name="T165">STEVE</text:span></text:h>
      <text:p text:style-name="P42"><text:span text:style-name="T116">Cam faces west on wall. </text:span><text:span text:style-name="T62">Steve</text:span><text:span text:style-name="T24"> flexes his muscles to </text:span><text:span text:style-name="T65">fake-</text:span><text:span text:style-name="T24">impress </text:span><text:span text:style-name="T25">them</text:span><text:span text:style-name="T24">. </text:span><text:span text:style-name="T68">One of the Chrissys pinches his muscle to show how big it isn't.</text:span><text:span text:style-name="T24"> </text:span><text:span text:style-name="T62">Ken bops him on the head like Stooges. </text:span></text:p>
      <text:h text:style-name="P137" text:outline-level="3">MEDIUM <text:span text:style-name="T194">LONG </text:span>SHOT <text:span text:style-name="T165">STEVE, KEN, BECKY, JOCKS, CHRISSYS</text:span></text:h>
      <text:p text:style-name="P42"><text:span text:style-name="T116">Cam faces west on wall. </text:span><text:span text:style-name="T62">The Chrissys bop each other like 3 Stooges. </text:span><text:span text:style-name="T64">Jenny comes up from behind, </text:span><text:span text:style-name="T67">walks with Becky,</text:span><text:span text:style-name="T64"> and laughs with them. </text:span><text:span text:style-name="T65">Mark walk</text:span><text:span text:style-name="T71">s</text:span><text:span text:style-name="T65"> past </text:span><text:span text:style-name="T71">in the background</text:span><text:span text:style-name="T65">, doing a Jesus cheer, and clapping.</text:span><text:span text:style-name="T64"> The Chrissys are excited that </text:span><text:span text:style-name="T65">Jenny</text:span><text:span text:style-name="T64"> came to join them.</text:span></text:p>
      <text:p text:style-name="P42"><text:span text:style-name="T65">The Chrissys</text:span><text:span text:style-name="T64"> </text:span><text:span text:style-name="T66">raise their fists</text:span><text:span text:style-name="T65"> over their heads</text:span><text:span text:style-name="T64"> and do a cheer yell. </text:span></text:p>
      <text:p text:style-name="P57">CHRISSYS</text:p>
      <text:p text:style-name="P88"><text:soft-page-break/><text:span text:style-name="T167">Heyyyyyyy Jenny</text:span>!</text:p>
      <text:p text:style-name="P20"><text:span text:style-name="T47">The </text:span><text:span text:style-name="T65">Chrissys do more cheer jumps</text:span><text:span text:style-name="T47">.</text:span><text:span text:style-name="T24"> </text:span><text:span text:style-name="T65">Jenny raises her fist in the air.</text:span></text:p>
      <text:p text:style-name="P58"><text:span text:style-name="T168">JENN</text:span>Y</text:p>
      <text:p text:style-name="P89"><text:span text:style-name="T168">Go team</text:span>!</text:p>
      <text:p text:style-name="P21"><text:span text:style-name="T48">Becky</text:span><text:span text:style-name="T24"> laugh</text:span><text:span text:style-name="T67">s</text:span><text:span text:style-name="T24"> with them. </text:span></text:p>
      <text:p text:style-name="P22"><text:span text:style-name="T24">K</text:span><text:span text:style-name="T11">en comes up and steals Chrissy's straw hat and puts it on his head. </text:span><text:span text:style-name="T70">Chrissy tries to grab the hat but </text:span><text:span text:style-name="T11">Ken runs </text:span><text:span text:style-name="T118">ahead</text:span><text:span text:style-name="T11">.</text:span></text:p>
      <text:p text:style-name="P43"><text:span text:style-name="T62">The</text:span><text:span text:style-name="T48"> </text:span><text:span text:style-name="T62">Ch</text:span><text:span text:style-name="T48">rissy</text:span><text:span text:style-name="T65">s</text:span><text:span text:style-name="T26"> chase </text:span><text:span text:style-name="T70">Ken</text:span><text:span text:style-name="T27">,</text:span><text:span text:style-name="T26"> </text:span><text:span text:style-name="T27">screaming.</text:span><text:span text:style-name="T69"> </text:span></text:p>
      <text:p text:style-name="P43"/>
      <text:p text:style-name="P43"><text:span text:style-name="T69">???</text:span><text:span text:style-name="T70">T</text:span><text:span text:style-name="T26">hey pass </text:span><text:span text:style-name="T70">Mark</text:span><text:span text:style-name="T26">, </text:span><text:span text:style-name="T71">LUKE, and PREPPY KIDS</text:span><text:span text:style-name="T24">. </text:span><text:span text:style-name="T69">Steve chases after them.</text:span></text:p>
      <text:h text:style-name="P138" text:outline-level="3">MEDIUM<text:span text:style-name="T169"> SHOT ALLEY 2 WALL</text:span></text:h>
      <text:p text:style-name="P23"><text:span text:style-name="T69">Ken </text:span><text:span text:style-name="T70">looks back and</text:span><text:span text:style-name="T69"> turns the corner into an alley.</text:span></text:p>
      <text:p text:style-name="P24"><text:span text:style-name="T69">T</text:span><text:span text:style-name="T11">he Chrissys run into the alley after him.</text:span></text:p>
      <text:h text:style-name="P139" text:outline-level="3">MEDIUM <text:span text:style-name="T195">LONG</text:span> <text:span text:style-name="T169">SHOT MARK, LUKE, </text:span><text:span text:style-name="T2">P</text:span><text:span text:style-name="T3">REPPY KIDS</text:span><text:span text:style-name="T169"> </text:span></text:h>
      <text:p text:style-name="P25"><text:span text:style-name="T119">Pan - Cam faces west on alley &amp; wall. </text:span><text:span text:style-name="T120">LUKE</text:span><text:span text:style-name="T71"> and Preppy Kids, </text:span><text:span text:style-name="T97">including GINA,</text:span><text:span text:style-name="T71"> look cool, smart (no running or hitting each other). But they're smiling and having fun.</text:span><text:span text:style-name="T24"> </text:span></text:p>
      <text:p text:style-name="P52">MARK</text:p>
      <text:p text:style-name="P93"><text:span text:style-name="T185">If we don't raise enough money for the new chapel w</text:span>e're all going to hell!</text:p>
      <text:p text:style-name="P66"><text:span text:style-name="T184">G</text:span>INA</text:p>
      <text:p text:style-name="P108"><text:span text:style-name="T11">It </text:span><text:span text:style-name="T70">doesn't get to be</text:span><text:span text:style-name="T11"> hell </text:span><text:span text:style-name="T98">in Phoenix</text:span><text:span text:style-name="T11"> </text:span><text:span text:style-name="T70">until May</text:span><text:span text:style-name="T11">!</text:span></text:p>
      <text:p text:style-name="P52">LUKE</text:p>
      <text:p text:style-name="P108"><text:span text:style-name="T38">No, </text:span><text:span text:style-name="T49">Mark i</text:span><text:span text:style-name="T11">s right! This walk ends at </text:span><text:span text:style-name="T49">school</text:span><text:span text:style-name="T11">!</text:span></text:p>
      <text:p text:style-name="P31"><text:span text:style-name="T88">Mark </text:span><text:span text:style-name="T99">continues to</text:span><text:span text:style-name="T88"> </text:span><text:span text:style-name="T99">walk with Luke and Gina</text:span><text:span text:style-name="T88"> runs ahead</text:span><text:span text:style-name="T71">.</text:span><text:span text:style-name="T24"> </text:span></text:p>
      <text:h text:style-name="P151" text:outline-level="3"><text:span text:style-name="T6">EXT. CONSTRUCTION PIT, </text:span><text:span text:style-name="T9">ALLEY</text:span></text:h>
      <text:p text:style-name="P30"><text:span text:style-name="T121">Cam faces west. </text:span><text:span text:style-name="T49">Becky, </text:span><text:span text:style-name="T73">Jenny,</text:span><text:span text:style-name="T49"> </text:span><text:span text:style-name="T72">and the Chrissys</text:span><text:span text:style-name="T11"> stand around </text:span><text:span text:style-name="T45">laughing</text:span><text:span text:style-name="T11">, </text:span><text:span text:style-name="T14">looking into</text:span><text:span text:style-name="T11"> a construction pit </text:span><text:span text:style-name="T72">behind a</text:span><text:span text:style-name="T14"> </text:span><text:soft-page-break/><text:span text:style-name="T14">barricade. </text:span><text:span text:style-name="T72">A</text:span><text:span text:style-name="T29"> small mound of dirt </text:span><text:span text:style-name="T72">is just behind the barricade</text:span><text:span text:style-name="T29">. </text:span><text:span text:style-name="T86">They can't believe this actually happened. Look at what's going on here! It's hilarious!</text:span></text:p>
      <text:p text:style-name="P32"><text:span text:style-name="T123">Gina</text:span><text:span text:style-name="T11"> runs up and looks into the pit. </text:span></text:p>
      <text:h text:style-name="P140" text:outline-level="3">MEDIUM <text:span text:style-name="T169">LONG SHOT ALLEY WALL</text:span></text:h>
      <text:p text:style-name="P26"><text:span text:style-name="T122">Cam faces northwest. </text:span><text:span text:style-name="T11">L</text:span><text:span text:style-name="T24">isa </text:span><text:span text:style-name="T74">and Kelly</text:span><text:span text:style-name="T11"> </text:span><text:span text:style-name="T15">approach. </text:span><text:span text:style-name="T99">Gina</text:span><text:span text:style-name="T75"> runs out all excited. </text:span><text:span text:style-name="T49">Luke, </text:span><text:span text:style-name="T99">Mark</text:span><text:span text:style-name="T44"> and preppy friends </text:span><text:span text:style-name="T87">are</text:span><text:span text:style-name="T44"> </text:span><text:span text:style-name="T75">com</text:span><text:span text:style-name="T87">ing</text:span><text:span text:style-name="T75"> up </text:span><text:span text:style-name="T44">behind </text:span><text:span text:style-name="T75">Lisa and Kelly</text:span><text:span text:style-name="T11">. </text:span></text:p>
      <text:p text:style-name="P67">GINA</text:p>
      <text:p text:style-name="P110"><text:span text:style-name="T37">Lisa! </text:span><text:span text:style-name="T75">Kelly</text:span><text:span text:style-name="T37">! </text:span><text:span text:style-name="T30">D</text:span><text:span text:style-name="T11">id you hear? Some kid fell into a ditch. </text:span><text:span text:style-name="T32">He can't</text:span><text:span text:style-name="T11"> climb out.</text:span></text:p>
      <text:p text:style-name="P53">LUKE</text:p>
      <text:p text:style-name="P95">I<text:span text:style-name="T148">'ll go tell the school.</text:span></text:p>
      <text:p text:style-name="P26"><text:span text:style-name="T49">Luke</text:span><text:span text:style-name="T27"> runs off. </text:span><text:span text:style-name="T88">Preppy friends keep walking.</text:span><text:span text:style-name="T27"> </text:span><text:span text:style-name="T75">Kelly</text:span><text:span text:style-name="T15"> wants in on the gossip, cranes her neck to see </text:span><text:span text:style-name="T16">what's going on</text:span><text:span text:style-name="T15">. </text:span></text:p>
      <text:h text:style-name="P145" text:outline-level="3">CLOSE UP LISA, OVER <text:span text:style-name="T186">GINA</text:span>'S SHOULDER</text:h>
      <text:p text:style-name="P11">Lisa is seriously worried.</text:p>
      <text:p text:style-name="P60">LISA </text:p>
      <text:p text:style-name="P82">Is he OK? Did he break his leg?</text:p>
      <text:p text:style-name="P67">GINA</text:p>
      <text:p text:style-name="P79"><text:span text:style-name="T15">H</text:span><text:span text:style-name="T11">e’s fine.</text:span></text:p>
      <text:p text:style-name="P46">LISA </text:p>
      <text:p text:style-name="P87">Where are his friends?</text:p>
      <text:h text:style-name="P145" text:outline-level="3">MEDIUM <text:span text:style-name="T196">CLOSE</text:span> SHOT LISA, KELLY, <text:span text:style-name="T186">GINA</text:span></text:h>
      <text:p text:style-name="P26"><text:span text:style-name="T125">Cam faces </text:span><text:span text:style-name="T126">west onto alley wall</text:span><text:span text:style-name="T125">. </text:span><text:span text:style-name="T75">Kelly </text:span><text:span text:style-name="T124">comes closer to Gina</text:span><text:span text:style-name="T27">.</text:span></text:p>
      <text:p text:style-name="P67">GINA</text:p>
      <text:p text:style-name="P82">His twin brother <text:span text:style-name="T143">is there</text:span>. </text:p>
      <text:p text:style-name="P26"><text:span text:style-name="T75">Aha. That explains it</text:span><text:span text:style-name="T27">.</text:span></text:p>
      <text:p text:style-name="P59">KELLY</text:p>
      <text:p text:style-name="P82"><text:span text:style-name="T170">Oh. The </text:span>Oldhams. <text:span text:style-name="T170">Of course.</text:span></text:p>
      <text:h text:style-name="P145" text:outline-level="3">CLOSE UP LISA, <text:span text:style-name="T175">OVER GINA'S SHOULDER</text:span></text:h>
      <text:p text:style-name="P26"><text:span text:style-name="T75">This is such a tragedy!</text:span><text:span text:style-name="T11"> </text:span></text:p>
      <text:p text:style-name="P61"><text:soft-page-break/>LISA </text:p>
      <text:p text:style-name="P79"><text:span text:style-name="T42">His brother</text:span><text:span text:style-name="T11"> must be worried sick.</text:span></text:p>
      <text:h text:style-name="P141" text:outline-level="3">MEDIUM <text:span text:style-name="T169">LONG SHOT ALLEY</text:span></text:h>
      <text:p text:style-name="P44"><text:span text:style-name="T16">S</text:span><text:span text:style-name="T27">teve</text:span><text:span text:style-name="T16"> </text:span><text:span text:style-name="T75">talks into the pit, </text:span><text:span text:style-name="T127">laughs </text:span><text:span text:style-name="T128">with the cheerleaders</text:span><text:span text:style-name="T75">.</text:span></text:p>
      <text:h text:style-name="P146" text:outline-level="3">MEDIUM SHOT LISA, KELLY, <text:span text:style-name="T186">GINA</text:span></text:h>
      <text:p text:style-name="P26"><text:span text:style-name="T75">Kelly </text:span><text:span text:style-name="T89">responds to Lisa</text:span><text:span text:style-name="T27">.</text:span></text:p>
      <text:p text:style-name="P59">KELLY </text:p>
      <text:p text:style-name="P105">It's the Oldhams. If you had fallen into a hole, people would worry sick. When Ken falls into a hole, it's an everyday event.</text:p>
      <text:p text:style-name="P27"><text:span text:style-name="T16">More high school kids approach. </text:span><text:span text:style-name="T99">Gina</text:span><text:span text:style-name="T11"> </text:span><text:span text:style-name="T16">runs excitedly toward them</text:span><text:span text:style-name="T11">. </text:span><text:span text:style-name="T16">Lisa and </text:span><text:span text:style-name="T75">Kelly</text:span><text:span text:style-name="T16"> go toward the pit.</text:span></text:p>
      <text:p text:style-name="P45"><text:span text:style-name="T99">GINA</text:span><text:span text:style-name="T11"> </text:span><text:span text:style-name="T16">(in the background)</text:span><text:span text:style-name="T11"> </text:span></text:p>
      <text:p text:style-name="P109"><text:span text:style-name="T11">Did you hear? </text:span><text:span text:style-name="T16">A</text:span><text:span text:style-name="T11"> kid fell in a construction </text:span><text:span text:style-name="T39">hole</text:span><text:span text:style-name="T11">!</text:span></text:p>
      <text:h text:style-name="P142" text:outline-level="3">MEDIUM<text:span text:style-name="T169"> SHOT LISA, KELLY, STEVE</text:span></text:h>
      <text:p text:style-name="P5"><text:span text:style-name="T172">Lisa and Kelly walk up while Steve makes goof off gestures to Ken/the construction pit. Kelly</text:span> looks in the pit.</text:p>
      <text:p text:style-name="P59">KELLY</text:p>
      <text:p text:style-name="P82">Hey Ken.</text:p>
      <text:p text:style-name="P1"><text:span text:style-name="T17">A disembodied voice from the pit:</text:span><text:span text:style-name="T11"> </text:span></text:p>
      <text:p text:style-name="P46">KEN <text:span text:style-name="T144">(OS)</text:span></text:p>
      <text:p text:style-name="P82">Hey <text:span text:style-name="T172">Kelly</text:span>.</text:p>
      <text:p text:style-name="P5"><text:span text:style-name="T172">Kelly</text:span> keeps walking, <text:span text:style-name="T176">goes and talks to the Chrissys</text:span>. </text:p>
      <text:h text:style-name="P142" text:outline-level="3">MEDIUM<text:span text:style-name="T169"> CLOSE SHOT LISA, STEVE</text:span></text:h>
      <text:p text:style-name="P5"><text:span text:style-name="T172">Lisa is distraught over this terrible situation</text:span>. <text:span text:style-name="T172">Steve thinks it's kinda funny.</text:span></text:p>
      <text:p text:style-name="P46">LISA</text:p>
      <text:p text:style-name="P85"><text:span text:style-name="T155">Hi Steve. </text:span>How are you doing?</text:p>
      <text:p text:style-name="P46">STEVE</text:p>
      <text:p text:style-name="P82">I’m OK.</text:p>
      <text:p text:style-name="P49"><text:soft-page-break/>LISA</text:p>
      <text:p text:style-name="P91"><text:span text:style-name="T152">Don't worry. Luke</text:span> went to call for help.</text:p>
      <text:h text:style-name="P142" text:outline-level="3">MEDIUM<text:span text:style-name="T169"> SHOT PHONE BOOTH</text:span></text:h>
      <text:p text:style-name="P6"><text:span text:style-name="T156">??Luke</text:span> <text:span text:style-name="T172">is on the</text:span> phone.</text:p>
      <text:h text:style-name="P142" text:outline-level="3">MEDIUM<text:span text:style-name="T169"> CLOSE SHOT LISA, STEVE</text:span></text:h>
      <text:p text:style-name="P5">Lisa looks in the hole.</text:p>
      <text:p text:style-name="P46">LISA</text:p>
      <text:p text:style-name="P82">Ken, are you hurt?</text:p>
      <text:p text:style-name="P12">Steve thinks Lisa's concern is cute.</text:p>
      <text:p text:style-name="P63">KEN <text:span text:style-name="T144">(OS)</text:span></text:p>
      <text:p text:style-name="P96">Doing great!</text:p>
      <text:h text:style-name="P143" text:outline-level="3">MEDIUM<text:span text:style-name="T169"> SHOT ALLEY WALL</text:span></text:h>
      <text:p text:style-name="P33"><text:span text:style-name="T90">SENIORS walk past</text:span><text:span text:style-name="T33">.</text:span></text:p>
      <text:p text:style-name="P77"><text:span text:style-name="T11">SENIORS </text:span><text:span text:style-name="T78">(OS)</text:span></text:p>
      <text:p text:style-name="P97">What a freshman!</text:p>
      <text:p text:style-name="P98">Freshman!</text:p>
      <text:h text:style-name="P143" text:outline-level="3">MEDIUM<text:span text:style-name="T169"> CLOSE SHOT LISA, STEVE</text:span></text:h>
      <text:p text:style-name="P33"><text:span text:style-name="T33">Lisa watches them pas</text:span><text:span text:style-name="T34">s</text:span><text:span text:style-name="T33"> and gives them a dirty look.</text:span></text:p>
      <text:h text:style-name="P144" text:outline-level="3">MEDIUM<text:span text:style-name="T169"> SHOT JENNY, BECKY, CHRISSYS</text:span></text:h>
      <text:p text:style-name="P28"><text:span text:style-name="T24">The </text:span><text:span text:style-name="T49">cheerleader</text:span><text:span text:style-name="T24">s</text:span><text:span text:style-name="T17"> </text:span><text:span text:style-name="T11">stand around laughing</text:span><text:span text:style-name="T46"> </text:span><text:span text:style-name="T129">with</text:span><text:span text:style-name="T11"> Ken </text:span><text:span text:style-name="T46">by making</text:span><text:span text:style-name="T17"> stoogy falling gestures</text:span><text:span text:style-name="T11">. </text:span><text:span text:style-name="T49">Becky and </text:span><text:span text:style-name="T77">Jenny</text:span><text:span text:style-name="T25"> are </text:span><text:span text:style-name="T91">very</text:span><text:span text:style-name="T25"> entertained by this.</text:span><text:span text:style-name="T11"> </text:span><text:span text:style-name="T91">Kelly is slightly entertained.</text:span></text:p>
      <text:h text:style-name="P144" text:outline-level="3">MEDIUM<text:span text:style-name="T169"> CLOSE SHOT LISA, STEVE</text:span></text:h>
      <text:p text:style-name="P7">Lisa <text:span text:style-name="T157">thinks they're laughing </text:span><text:span text:style-name="T151">at</text:span><text:span text:style-name="T157"> Ken and</text:span> tries to comfort Steve.</text:p>
      <text:p text:style-name="P46">LISA</text:p>
      <text:p text:style-name="P84">That’s so mean of them.</text:p>
      <text:p text:style-name="P14"><text:span text:style-name="T18">Lisa </text:span><text:span text:style-name="T25">watches the </text:span><text:span text:style-name="T49">cheerleader</text:span><text:span text:style-name="T25">s and frowns angrily</text:span><text:span text:style-name="T11">. </text:span><text:span text:style-name="T25">She</text:span><text:span text:style-name="T18"> tries to keep Steve's attention off of them. </text:span><text:span text:style-name="T47">Steve is amused by Lisa's concern.</text:span></text:p>
      <text:p text:style-name="P47"><text:soft-page-break/>LISA</text:p>
      <text:p text:style-name="P80"><text:span text:style-name="T18">He</text:span><text:span text:style-name="T11"> could</text:span><text:span text:style-name="T18">'</text:span><text:span text:style-name="T11">ve broken his leg. </text:span></text:p>
      <text:h text:style-name="P144" text:outline-level="3">MEDIUM<text:span text:style-name="T169"> SHOT CHRISSYS</text:span></text:h>
      <text:p text:style-name="P3">The <text:span text:style-name="T158">cheerleader</text:span>s get loud and distract Steve again.</text:p>
      <text:p text:style-name="P75"><text:span text:style-name="T76">CH</text:span><text:span text:style-name="T49">RISSY</text:span><text:span text:style-name="T25"> </text:span><text:span text:style-name="T30">(weird and mimicking)</text:span></text:p>
      <text:p text:style-name="P83"><text:span text:style-name="T145">I didn't see any huge barricades right in front of my face</text:span><text:span text:style-name="T11">.</text:span></text:p>
      <text:p text:style-name="P4"><text:span text:style-name="T171">The Chrissys</text:span> make echoy yells in the background as if falling into the abyss. </text:p>
      <text:p text:style-name="P62">CHRISSYS</text:p>
      <text:p text:style-name="P90"><text:span text:style-name="T149">AAAAAAAaaaaaahhhh...</text:span> </text:p>
      <text:h text:style-name="P144" text:outline-level="3">MEDIUM<text:span text:style-name="T169"> CLOSE SHOT LISA, STEVE</text:span></text:h>
      <text:p text:style-name="P28"><text:span text:style-name="T19">Lisa </text:span><text:span text:style-name="T40">give them an angry look</text:span><text:span text:style-name="T19">.</text:span></text:p>
      <text:p text:style-name="P47">LISA</text:p>
      <text:p text:style-name="P86">This is serious. </text:p>
      <text:p text:style-name="P2">Lisa puts her arm around Steve to turn him away from them.</text:p>
      <text:p text:style-name="P50">LISA</text:p>
      <text:p text:style-name="P81"><text:span text:style-name="T19">He... </text:span><text:span text:style-name="T11">He could be in there overnight before the construction guys come back to get him out.</text:span></text:p>
      <text:p text:style-name="P1"><text:span text:style-name="T92">Uh oh. </text:span><text:span text:style-name="T11">Steve </text:span><text:span text:style-name="T18">i</text:span><text:span text:style-name="T11">sn’t too comforted by the last thought. He looks </text:span><text:span text:style-name="T92">up, then </text:span><text:span text:style-name="T11">in</text:span><text:span text:style-name="T92">to</text:span><text:span text:style-name="T11"> the hole, </text:span><text:span text:style-name="T92">then at Lisa</text:span><text:span text:style-name="T11">.</text:span></text:p>
      <text:p text:style-name="P46">STEVE</text:p>
      <text:p text:style-name="P82">I hope not.</text:p>
      <text:h text:style-name="P144" text:outline-level="3">MEDIUM<text:span text:style-name="T169"> SHOT LISA, STEVE, LUKE</text:span></text:h>
      <text:p text:style-name="P28"><text:span text:style-name="T20">Lisa takes her arm off Steve and turns around to see </text:span><text:span text:style-name="T49">Luke return</text:span><text:span text:style-name="T11">.</text:span></text:p>
      <text:p text:style-name="P52">LUKE</text:p>
      <text:p text:style-name="P82">They said the fire department <text:span text:style-name="T153">is coming to get him out</text:span>.</text:p>
      <text:p text:style-name="P51">LISA</text:p>
      <text:p text:style-name="P92">Thanks for calling someone, <text:span text:style-name="T158">Luke</text:span>.</text:p>
      <text:h text:style-name="P147" text:outline-level="3"><text:soft-page-break/>CLOSE UP LISA</text:h>
      <text:p text:style-name="P7"><text:span text:style-name="T146">Lisa turns t</text:span>o Steve.</text:p>
      <text:p text:style-name="P46">LISA</text:p>
      <text:p text:style-name="P82">He’s going to be OK.</text:p>
      <text:h text:style-name="P147" text:outline-level="3">CLOSE UP STEVE</text:h>
      <text:p text:style-name="P7"><text:span text:style-name="T177">Steve smiles. Of course he is</text:span>. <text:span text:style-name="T173">You're so adorable for worrying.</text:span></text:p>
      <text:p text:style-name="P64">STEVE</text:p>
      <text:p text:style-name="P82">Thanks for cheering me up.</text:p>
      <text:h text:style-name="P148" text:outline-level="3">MEDIUM SHOT LISA</text:h>
      <text:p text:style-name="P7">Lisa smiles <text:span text:style-name="T178">back</text:span> at him. <text:span text:style-name="T173">Kelly walks past and they head back to the street</text:span>. </text:p>
      <text:h text:style-name="P148" text:outline-level="3">MEDIUM SHOT STEVE</text:h>
      <text:p text:style-name="P7">Steve watches her <text:span text:style-name="T146">walk away, slightly amused at her,</text:span> and smiles. </text:p>
      <text:h text:style-name="P148" text:outline-level="3">MEDIUM SHOT LISA, KELLY</text:h>
      <text:p text:style-name="P8">As Lisa and <text:span text:style-name="T171">Kelly</text:span> walk away, Lisa turns back and sees Steve still watching her. She smiles at him. </text:p>
      <text:h text:style-name="P148" text:outline-level="3">MEDIUM SHOT STEVE</text:h>
      <text:p text:style-name="P8">Steve is still smiling, gives her a small wave.</text:p>
      <text:p text:style-name="P45"><text:span text:style-name="T76">KELLY</text:span><text:span text:style-name="T11"> </text:span><text:span text:style-name="T20">(OS)</text:span></text:p>
      <text:p text:style-name="P94"><text:span text:style-name="T154">Ken couldn't have possibly</text:span> not see<text:span text:style-name="T179">n that</text:span> there was a hole there.</text:p>
      <text:p text:style-name="P65">LISA <text:span text:style-name="T180">(OS)</text:span></text:p>
      <text:p text:style-name="P99">Poor guy! He's going to be known as the Kid Who Fell In A Hole for the next four years!</text:p>
      <text:h text:style-name="P14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 Oldham movie could be the next Rocky Horror Picture Show</dc:title>
    <meta:initial-creator>Unknown User</meta:initial-creator>
    <meta:creation-date>2009-10-28T16:26:00</meta:creation-date>
    <dc:date>2017-07-19T10:28:34.672485662</dc:date>
    <meta:editing-cycles>853</meta:editing-cycles>
    <meta:editing-duration>P47DT20H43M44S</meta:editing-duration>
    <meta:generator>LibreOffice/5.1.6.2$Linux_X86_64 LibreOffice_project/10m0$Build-2</meta:generator>
    <meta:document-statistic meta:table-count="0" meta:image-count="0" meta:object-count="0" meta:page-count="10" meta:paragraph-count="226" meta:word-count="1886" meta:character-count="10448" meta:non-whitespace-character-count="8740"/>
    <meta:template xlink:type="simple" xlink:actuate="onRequest" xlink:title="Normal.dotm" xlink:href=""/>
  </office:meta>
</office:document-meta>
</file>